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57147EDD.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BGACDJ+Arial" svg:font-family="BGACDJ+Arial" style:font-family-generic="swiss"/>
    <style:font-face style:name="MyriadPro-Light" svg:font-family="MyriadPro-Light" style:font-family-generic="swiss"/>
    <style:font-face style:name="arial" svg:font-family="arial" style:font-family-generic="swiss"/>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674in" table:align="margins"/>
    </style:style>
    <style:style style:name="Table1.A" style:family="table-column">
      <style:table-column-properties style:column-width="6.6674in" style:rel-column-width="65535*"/>
    </style:style>
    <style:style style:name="Table1.A1" style:family="table-cell">
      <style:table-cell-properties fo:padding="0.0382in" fo:border="none"/>
    </style:style>
    <style:style style:name="Table2" style:family="table">
      <style:table-properties style:width="6.7007in" table:align="margins"/>
    </style:style>
    <style:style style:name="Table2.A" style:family="table-column">
      <style:table-column-properties style:column-width="6.7007in" style:rel-column-width="65535*"/>
    </style:style>
    <style:style style:name="Table2.1" style:family="table-row">
      <style:table-row-properties style:min-row-height="2.8472in"/>
    </style:style>
    <style:style style:name="Table2.A1" style:family="table-cell">
      <style:table-cell-properties fo:padding="0.0382in" fo:border="none"/>
    </style:style>
    <style:style style:name="Table3" style:family="table">
      <style:table-properties style:width="6.6785in" table:align="margins"/>
    </style:style>
    <style:style style:name="Table3.A" style:family="table-column">
      <style:table-column-properties style:column-width="6.6785in" style:rel-column-width="65535*"/>
    </style:style>
    <style:style style:name="Table3.A1" style:family="table-cell">
      <style:table-cell-properties fo:padding="0.0382in" fo:border="none"/>
    </style:style>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5"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P6" style:family="paragraph" style:parent-style-name="Standard">
      <style:paragraph-properties fo:margin-top="0in" fo:margin-bottom="0in"/>
      <style:text-properties style:font-name="Arial" fo:font-size="12pt" style:font-size-asian="12pt" style:font-size-complex="12pt"/>
    </style:style>
    <style:style style:name="P7" style:family="paragraph" style:parent-style-name="Standard">
      <style:paragraph-properties fo:margin-top="0in" fo:margin-bottom="0in" fo:text-align="justify" style:justify-single-word="false"/>
      <style:text-properties fo:color="#231f20" style:font-name="MyriadPro-Light" fo:font-size="10pt" style:font-name-asian="MyriadPro-Light" style:font-size-asian="10pt" style:font-name-complex="MyriadPro-Light" style:font-size-complex="10pt"/>
    </style:style>
    <style:style style:name="P8" style:family="paragraph" style:parent-style-name="Frame_20_contents">
      <style:paragraph-properties fo:margin-top="0in" fo:margin-bottom="0in" fo:text-align="center" style:justify-single-word="false"/>
      <style:text-properties style:font-name="Arial" fo:font-size="8pt" fo:font-weight="normal" style:font-size-asian="8pt" style:font-weight-asian="normal" style:font-size-complex="8pt" style:font-weight-complex="normal"/>
    </style:style>
    <style:style style:name="P9" style:family="paragraph" style:parent-style-name="Table_20_Contents">
      <style:paragraph-properties fo:margin-top="0in" fo:margin-bottom="0.1965in"/>
      <style:text-properties style:font-name="Arial" fo:font-size="12pt" style:font-size-asian="12pt" style:font-size-complex="12pt"/>
    </style:style>
    <style:style style:name="P10" style:family="paragraph" style:parent-style-name="Heading_20_1">
      <style:text-properties fo:font-size="14pt" style:font-size-asian="14pt" style:font-size-complex="14pt"/>
    </style:style>
    <style:style style:name="P11" style:family="paragraph" style:parent-style-name="Frame_20_contents">
      <style:paragraph-properties fo:text-align="center" style:justify-single-word="false"/>
      <style:text-properties fo:font-size="4pt" fo:font-weight="bold" style:font-size-asian="4pt" style:font-weight-asian="bold" style:font-size-complex="4pt" style:font-weight-complex="bold"/>
    </style:style>
    <style:style style:name="P12" style:family="paragraph" style:parent-style-name="Frame_20_contents">
      <style:paragraph-properties fo:text-align="justify" style:justify-single-word="false"/>
      <style:text-properties fo:font-size="4pt" style:font-size-asian="4pt" style:font-size-complex="4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name="Arial" fo:font-size="8pt" style:font-size-asian="8pt" style:font-size-complex="8pt"/>
    </style:style>
    <style:style style:name="P15" style:family="paragraph" style:parent-style-name="Standard">
      <style:paragraph-properties fo:text-align="justify" style:justify-single-word="false" style:text-autospace="none"/>
      <style:text-properties fo:color="#231f20" style:font-name="MyriadPro-Light" fo:font-size="10pt" style:font-name-asian="MyriadPro-Light" style:font-size-asian="10pt" style:font-name-complex="MyriadPro-Light" style:font-size-complex="10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properties fo:font-size="6pt" style:font-size-asian="6pt" style:font-size-complex="6pt"/>
    </style:style>
    <style:style style:name="P18" style:family="paragraph" style:parent-style-name="Standard">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19"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20"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21"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text-autospace="none">
        <style:background-image/>
      </style:paragraph-properties>
      <style:text-properties style:font-name="arial" fo:font-size="10pt" style:font-name-asian="BGACDJ+Arial" style:font-size-asian="10pt" style:font-name-complex="BGACDJ+Arial" style:font-size-complex="10pt"/>
    </style:style>
    <style:style style:name="P22"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23"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4pt" fo:font-weight="bold" style:font-size-asian="14pt" style:font-weight-asian="bold" style:font-size-complex="14pt" style:font-weight-complex="bold"/>
    </style:style>
    <style:style style:name="P25"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fo:color="#000000" style:font-name="Arial" fo:font-size="14pt" fo:font-weight="bold" style:font-name-asian="Lucida Sans Unicode" style:font-size-asian="14pt" style:font-weight-asian="bold" style:font-name-complex="Tahoma" style:font-size-complex="14pt" style:font-weight-complex="bold"/>
    </style:style>
    <style:style style:name="P26" style:family="paragraph" style:parent-style-name="Standard">
      <style:paragraph-properties fo:margin-left="0in" fo:margin-right="0in" fo:margin-top="0in" fo:margin-bottom="0.0783in" fo:text-align="justify" style:justify-single-word="false" fo:text-indent="0in" style:auto-text-indent="false" fo:background-color="transparent" style:shadow="none" fo:keep-with-next="always">
        <style:background-image/>
      </style:paragraph-properties>
      <style:text-properties style:font-name="Arial" fo:font-size="10pt" style:font-size-asian="10pt" style:font-size-complex="10pt"/>
    </style:style>
    <style:style style:name="P27" style:family="paragraph" style:parent-style-name="Standard">
      <style:paragraph-properties fo:margin-left="0in" fo:margin-right="0in" fo:margin-top="0.0398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28" style:family="paragraph" style:parent-style-name="Standard">
      <style:paragraph-properties fo:margin-left="0in" fo:margin-right="0in" fo:margin-top="0.0398in" fo:margin-bottom="0in" fo:text-align="justify" style:justify-single-word="false" fo:text-indent="0in" style:auto-text-indent="false" fo:background-color="transparent" style:shadow="none">
        <style:background-image/>
      </style:paragraph-properties>
      <style:text-properties fo:font-size="10pt" style:font-size-asian="10pt" style:font-size-complex="10pt"/>
    </style:style>
    <style:style style:name="P29" style:family="paragraph" style:parent-style-name="Standard">
      <style:paragraph-properties fo:margin-left="0in" fo:margin-right="0in" fo:margin-top="0.0398in" fo:margin-bottom="0in" fo:text-align="justify" style:justify-single-word="false" fo:text-indent="0in" style:auto-text-indent="false" fo:background-color="transparent" style:shadow="none">
        <style:background-image/>
      </style:paragraph-properties>
      <style:text-properties fo:color="#000000" style:font-name="Arial" fo:font-size="10pt" style:font-name-asian="BGACDJ+Arial" style:font-size-asian="10pt" style:font-name-complex="BGACDJ+Arial" style:font-size-complex="10pt"/>
    </style:style>
    <style:style style:name="P30" style:family="paragraph" style:parent-style-name="Standard">
      <style:paragraph-properties fo:margin-left="0in" fo:margin-right="0in" fo:margin-top="0in" fo:margin-bottom="0.0398in" fo:text-align="justify" style:justify-single-word="false" fo:text-indent="0in" style:auto-text-indent="false" fo:background-color="transparent" style:shadow="none">
        <style:tab-stops>
          <style:tab-stop style:position="0in"/>
        </style:tab-stops>
        <style:background-image/>
      </style:paragraph-properties>
      <style:text-properties style:font-name="Arial" fo:font-size="10pt" style:font-size-asian="10pt" style:font-size-complex="10pt"/>
    </style:style>
    <style:style style:name="P31" style:family="paragraph" style:parent-style-name="Standard">
      <style:paragraph-properties fo:margin-left="0in" fo:margin-right="0in" fo:margin-top="0in" fo:margin-bottom="0.0398in" fo:text-align="justify" style:justify-single-word="false" fo:text-indent="0in" style:auto-text-indent="false" fo:background-color="transparent" style:shadow="none">
        <style:tab-stops>
          <style:tab-stop style:position="0in"/>
        </style:tab-stops>
        <style:background-image/>
      </style:paragraph-properties>
      <style:text-properties style:font-name="Arial" fo:font-size="10pt" style:text-underline-style="none" style:font-size-asian="10pt" style:font-size-complex="10pt"/>
    </style:style>
    <style:style style:name="P32" style:family="paragraph" style:parent-style-name="Standard">
      <style:paragraph-properties fo:margin-left="0in" fo:margin-right="0in" fo:margin-top="0in" fo:margin-bottom="0.0398in" fo:text-align="justify" style:justify-single-word="false" fo:text-indent="0in" style:auto-text-indent="false" fo:background-color="transparent" style:shadow="none">
        <style:tab-stops>
          <style:tab-stop style:position="0in"/>
        </style:tab-stops>
        <style:background-image/>
      </style:paragraph-properties>
      <style:text-properties style:font-name="Arial" fo:font-size="10pt" style:text-underline-style="solid" style:text-underline-width="auto" style:text-underline-color="font-color" style:font-size-asian="10pt" style:font-size-complex="10pt"/>
    </style:style>
    <style:style style:name="P33" style:family="paragraph" style:parent-style-name="Heading_20_1">
      <style:paragraph-properties fo:margin-top="0.1665in" fo:margin-bottom="0.0835in"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34" style:family="paragraph" style:parent-style-name="Standard">
      <style:paragraph-properties fo:margin-top="0in" fo:margin-bottom="0.0398in" fo:text-align="justify" style:justify-single-word="false">
        <style:tab-stops>
          <style:tab-stop style:position="0in"/>
        </style:tab-stops>
      </style:paragraph-properties>
      <style:text-properties style:font-name="Arial" fo:font-size="10pt" style:font-size-asian="10pt" style:font-size-complex="10pt"/>
    </style:style>
    <style:style style:name="P35" style:family="paragraph" style:parent-style-name="Standard">
      <style:paragraph-properties fo:margin-top="0in" fo:margin-bottom="0.0398in" fo:text-align="justify" style:justify-single-word="false">
        <style:tab-stops>
          <style:tab-stop style:position="0in"/>
        </style:tab-stops>
      </style:paragraph-properties>
      <style:text-properties style:font-name="Arial" fo:font-size="10pt" style:text-underline-style="solid" style:text-underline-width="auto" style:text-underline-color="font-color" style:font-size-asian="10pt" style:font-size-complex="10pt"/>
    </style:style>
    <style:style style:name="P36" style:family="paragraph" style:parent-style-name="Heading_20_1">
      <style:paragraph-properties fo:margin-top="0in" fo:margin-bottom="0.0827in"/>
      <style:text-properties fo:font-size="14pt" style:font-size-asian="14pt" style:font-size-complex="14pt"/>
    </style:style>
    <style:style style:name="P37"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38"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39"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0"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1"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2"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3"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4"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5"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6"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7" style:family="paragraph" style:parent-style-name="Standard" style:list-style-name="L1">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8" style:family="paragraph" style:parent-style-name="Standard" style:list-style-name="L2">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49" style:family="paragraph" style:parent-style-name="Standard" style:list-style-name="L2">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50" style:family="paragraph" style:parent-style-name="Standard" style:list-style-name="L2">
      <style:paragraph-properties fo:margin-top="0in" fo:margin-bottom="0.0398in" fo:text-align="justify" style:justify-single-word="false">
        <style:tab-stops>
          <style:tab-stop style:position="0in"/>
        </style:tab-stops>
      </style:paragraph-properties>
      <style:text-properties style:font-name="Arial" fo:font-size="10pt" style:text-underline-style="none" style:font-size-asian="10pt" style:font-size-complex="10pt"/>
    </style:style>
    <style:style style:name="P51" style:family="paragraph" style:parent-style-name="Standard" style:list-style-name="L2">
      <style:paragraph-properties fo:margin-left="0in" fo:margin-right="0in" fo:margin-top="0in" fo:margin-bottom="0.0398in" fo:text-align="justify" style:justify-single-word="false" fo:text-indent="0in" style:auto-text-indent="false" fo:background-color="transparent" style:shadow="none">
        <style:tab-stops>
          <style:tab-stop style:position="0in"/>
        </style:tab-stops>
        <style:background-image/>
      </style:paragraph-properties>
      <style:text-properties style:font-name="Arial" fo:font-size="10pt" style:text-underline-style="none" style:font-size-asian="10pt" style:font-size-complex="10pt"/>
    </style:style>
    <style:style style:name="P52"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3"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4" style:family="paragraph">
      <style:paragraph-properties fo:margin-left="0in" fo:margin-right="0in" fo:margin-top="0in" fo:margin-bottom="0in" fo:line-height="100%" text:enable-numbering="false" fo:text-indent="0in"/>
    </style:style>
    <style:style style:name="P5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5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5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text:enable-numbering="false" fo:text-indent="0in"/>
      <style:text-properties fo:font-size="7pt"/>
    </style:style>
    <style:style style:name="P6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7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text:enable-numbering="false" fo:text-indent="0in"/>
    </style:style>
    <style:style style:name="P6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16pt" style:font-size-asian="16pt" style:font-size-complex="16pt"/>
    </style:style>
    <style:style style:name="T2" style:family="text">
      <style:text-properties style:font-name="Arial"/>
    </style:style>
    <style:style style:name="T3" style:family="text">
      <style:text-properties style:font-name="Arial" fo:font-size="16pt" style:font-size-asian="16pt" style:font-size-complex="16pt"/>
    </style:style>
    <style:style style:name="T4" style:family="text">
      <style:text-properties style:font-name="Arial" fo:font-weight="bold" style:font-weight-asian="bold" style:font-weight-complex="bold"/>
    </style:style>
    <style:style style:name="T5" style:family="text">
      <style:text-properties style:font-name="Arial" fo:font-size="9pt" style:font-size-asian="9pt" style:font-size-complex="9pt"/>
    </style:style>
    <style:style style:name="T6" style:family="text">
      <style:text-properties style:font-name="Arial" fo:font-size="10pt" style:font-size-asian="10pt" style:font-size-complex="10pt"/>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fo:font-size="9pt"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10pt" style:font-size-asian="10pt" style:font-size-complex="10pt"/>
    </style:style>
    <style:style style:name="T11" style:family="text">
      <style:text-properties style:font-name="arial" fo:font-size="10pt" style:font-name-asian="BGACDJ+Arial" style:font-size-asian="10pt" style:font-name-complex="BGACDJ+Arial" style:font-size-complex="10pt"/>
    </style:style>
    <style:style style:name="T12" style:family="text">
      <style:text-properties fo:color="#000000"/>
    </style:style>
    <style:style style:name="T13" style:family="text">
      <style:text-properties fo:color="#231f20" style:font-name="MyriadPro-Light" fo:font-size="10pt" style:font-name-asian="MyriadPro-Light" style:font-size-asian="10pt" style:font-name-complex="MyriadPro-Light" style:font-size-complex="10pt"/>
    </style:style>
    <style:style style:name="T14" style:family="text">
      <style:text-properties fo:font-weight="bold" style:font-weight-asian="bold" style:font-weight-complex="bold"/>
    </style:style>
    <style:style style:name="T15" style:family="text">
      <style:text-properties style:use-window-font-color="true" style:text-outline="false" style:text-line-through-style="none"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Bitstream Vera Sans"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text-position="super 58%"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Arial1" fo:font-size="7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0" style:family="text">
      <style:text-properties fo:color="#000000" style:text-outline="false" style:text-line-through-style="none" style:font-name="Arial1" fo:font-size="7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1" style:family="text">
      <style:text-properties fo:color="#000000" style:text-outline="false" style:text-line-through-style="none" style:font-name="Arial1" fo:font-size="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46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17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098in" svg:stroke-color="#000000" draw:marker-start="Arrow" draw:marker-start-width="0.05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6" style:family="graphic">
      <style:graphic-properties draw:stroke="solid" svg:stroke-width="0.0098in" svg:stroke-color="#000000" draw:marker-start="" draw:marker-start-width="0.1299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66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0953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6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26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65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0098in" svg:stroke-color="#000000" draw:marker-start="" draw:marker-start-width="0.05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02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dash" draw:stroke-dash="Ultrafine_20_2_20_Dots_20_3_20_Dashes" svg:stroke-width="0.0098in" svg:stroke-color="#000000" draw:marker-start="" draw:marker-start-width="0.1299in" draw:marker-start-center="false" draw:marker-end="Arrow" draw:marker-end-width="0.05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6" style:family="graphic">
      <style:graphic-properties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in" svg:stroke-color="#333333" draw:marker-start="" draw:marker-start-width="0.0398in" draw:marker-start-center="false" draw:marker-end="" draw:marker-end-width="0.059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333333" draw:marker-start="" draw:marker-start-width="0.0398in" draw:marker-start-center="false" draw:marker-end="" draw:marker-end-width="0.059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333333" draw:marker-start="" draw:marker-start-width="0.0398in" draw:marker-start-center="false" draw:marker-end="" draw:marker-end-width="0.059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333333" draw:marker-start="" draw:marker-start-width="0.0398in" draw:marker-start-center="false" draw:marker-end="" draw:marker-end-width="0.0591in" draw:marker-end-center="false" draw:fill="none" draw:fill-color="#3deb3d"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333333" draw:marker-start="" draw:marker-start-width="0.0398in" draw:marker-start-center="false" draw:marker-end="" draw:marker-end-width="0.0591in" draw:marker-end-center="false" draw:fill="none" draw:fill-color="#ffff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36" text:outline-level="1">Introduction</text:h>
        <text:p text:style-name="P19">The system on a chip (SoC) area has seen considerable attention during the last years resulting in an increasing need for designing tools that could help in managing increasing complexity of the performed design tasks.</text:p>
        <text:p text:style-name="P19">SoC represents the next major system design level of integration. It is enabled by the entrance of the implementation technologies into the deep submicron era that allows the achievement of improved functionality, low cost, footprint and power consumption. </text:p>
        <text:p text:style-name="P19">The building blocks paradigm that was used to develop actual integrated circuits will be used at <text:s/>a higher level that will use processor or complex functional units to be placed on the same die.</text:p>
        <text:p text:style-name="P19"><draw:frame draw:style-name="fr1" draw:name="Frame1" text:anchor-type="paragraph" svg:x="0.0134in" svg:y="0.2126in" svg:width="6.6673in" draw:z-index="5"><draw:text-box fo:min-height="4.1071in"><table:table table:name="Table1" table:style-name="Table1"><table:table-column table:style-name="Table1.A"/><table:table-row><table:table-cell table:style-name="Table1.A1" office:value-type="string"><text:p text:style-name="P13"><draw:g text:anchor-type="as-char" draw:z-index="6" draw:style-name="gr1"><draw:frame draw:style-name="gr2" draw:text-style-name="P55" svg:width="0.515in" svg:height="0.2835in" svg:x="0.7437in" svg:y="0.1484in"><draw:text-box><text:p text:style-name="P54"><text:span text:style-name="T15">SRAM</text:span></text:p></draw:text-box></draw:frame><draw:custom-shape draw:style-name="gr3" draw:text-style-name="P56" svg:width="0.5098in" svg:height="0.4433in" svg:x="1.348in" svg:y="0.0307in"><text:p/><draw:enhanced-geometry svg:viewBox="0 0 21600 21600" draw:type="rectangle" draw:enhanced-path="M 0 0 L 21600 0 21600 21600 0 21600 0 0 Z N"/></draw:custom-shape><draw:frame draw:style-name="gr4" draw:text-style-name="P57" svg:width="0.7598in" svg:height="0.4642in" svg:x="1.2366in" svg:y="0in"><draw:text-box><text:p text:style-name="P54"><text:span text:style-name="T16"><text:s/></text:span><text:span text:style-name="T15"><text:s/></text:span><text:span text:style-name="T15">DDRAM</text:span></text:p><text:p text:style-name="P54"><text:span text:style-name="T15"><text:s text:c="2"/></text:span><text:span text:style-name="T15">SDRAM</text:span></text:p><text:p text:style-name="P54"><text:span text:style-name="T15"><text:s/></text:span><text:span text:style-name="T15">Controller</text:span></text:p></draw:text-box></draw:frame><draw:frame draw:style-name="gr2" draw:text-style-name="P57" svg:width="0.7224in" svg:height="0.3598in" svg:x="1.9272in" svg:y="0.0429in"><draw:text-box><text:p text:style-name="P54"><text:span text:style-name="T16"><text:s/></text:span><text:span text:style-name="T15">PCI-x</text:span></text:p><text:p text:style-name="P54"><text:span text:style-name="T15">Bridge</text:span></text:p></draw:text-box></draw:frame><draw:frame draw:style-name="gr2" draw:text-style-name="P55" svg:width="0.4386in" svg:height="0.2835in" svg:x="2.6in" svg:y="0.1492in"><draw:text-box><text:p text:style-name="P54"><text:span text:style-name="T15">DMA</text:span></text:p></draw:text-box></draw:frame><draw:custom-shape draw:style-name="gr3" draw:text-style-name="P56" svg:width="3.9476in" svg:height="0.1232in" svg:x="0.0543in" svg:y="0.6693in"><text:p/><draw:enhanced-geometry svg:viewBox="0 0 21600 21600" draw:type="rectangle" draw:enhanced-path="M 0 0 L 21600 0 21600 21600 0 21600 0 0 Z N"/></draw:custom-shape><draw:frame draw:style-name="gr2" draw:text-style-name="P55" svg:width="0.4724in" svg:height="0.2835in" svg:x="3.7673in" svg:y="2.048in"><draw:text-box><text:p text:style-name="P54"><text:span text:style-name="T15">UART</text:span></text:p></draw:text-box></draw:frame><draw:frame draw:style-name="gr2" draw:text-style-name="P57" svg:width="0.7224in" svg:height="0.3598in" svg:x="2.902in" svg:y="0.9807in"><draw:text-box><text:p text:style-name="P54"><text:span text:style-name="T16"><text:s/></text:span><text:span text:style-name="T15">Bus</text:span></text:p><text:p text:style-name="P54"><text:span text:style-name="T15">Bridge</text:span></text:p></draw:text-box></draw:frame><draw:frame draw:style-name="gr2" draw:text-style-name="P55" svg:width="0.4433in" svg:height="0.2835in" svg:x="3.5134in" svg:y="1.0937in"><draw:text-box><text:p text:style-name="P54"><text:span text:style-name="T15">DMA</text:span></text:p></draw:text-box></draw:frame><draw:frame draw:style-name="gr2" draw:text-style-name="P55" svg:width="0.7276in" svg:height="0.3079in" svg:x="3.0752in" svg:y="2.0083in"><draw:text-box><text:p text:style-name="P54"><text:span text:style-name="T15">RAM/ROM</text:span></text:p><text:p text:style-name="P54"><text:span text:style-name="T15">controller</text:span></text:p></draw:text-box></draw:frame><draw:frame draw:style-name="gr2" draw:text-style-name="P55" svg:width="0.3815in" svg:height="0.2835in" svg:x="4.3665in" svg:y="2.048in"><draw:text-box><text:p text:style-name="P54"><text:span text:style-name="T15">I</text:span><text:span text:style-name="T17">2</text:span><text:span text:style-name="T15">C</text:span></text:p></draw:text-box></draw:frame><draw:custom-shape draw:style-name="gr3" draw:text-style-name="P56" svg:width="2.8933in" svg:height="0.1232in" svg:x="3.0709in" svg:y="1.6075in"><text:p/><draw:enhanced-geometry svg:viewBox="0 0 21600 21600" draw:type="rectangle" draw:enhanced-path="M 0 0 L 21600 0 21600 21600 0 21600 0 0 Z N"/></draw:custom-shape><draw:frame draw:style-name="gr2" draw:text-style-name="P55" svg:width="0.4421in" svg:height="0.2835in" svg:x="4.9319in" svg:y="2.048in"><draw:text-box><text:p text:style-name="P54"><text:span text:style-name="T15">CAN</text:span></text:p></draw:text-box></draw:frame><draw:frame draw:style-name="gr2" draw:text-style-name="P55" svg:width="0.4732in" svg:height="0.2835in" svg:x="5.5016in" svg:y="2.048in"><draw:text-box><text:p text:style-name="P54"><text:span text:style-name="T15">GPI0</text:span></text:p></draw:text-box></draw:frame><draw:frame draw:style-name="gr2" draw:text-style-name="P57" svg:width="0.7213in" svg:height="0.3598in" svg:x="1.9516in" svg:y="1.9252in"><draw:text-box><text:p text:style-name="P54"><text:span text:style-name="T16"><text:s/></text:span><text:span text:style-name="T15">Bus</text:span></text:p><text:p text:style-name="P54"><text:span text:style-name="T15">Bridge</text:span></text:p></draw:text-box></draw:frame><draw:frame draw:style-name="gr2" draw:text-style-name="P55" svg:width="0.4441in" svg:height="0.2835in" svg:x="2.4882in" svg:y="2.039in"><draw:text-box><text:p text:style-name="P54"><text:span text:style-name="T15">DMA</text:span></text:p></draw:text-box></draw:frame><draw:custom-shape draw:style-name="gr3" draw:text-style-name="P56" svg:width="2.9724in" svg:height="0.1315in" svg:x="0.4555in" svg:y="2.8075in"><text:p/><draw:enhanced-geometry svg:viewBox="0 0 21600 21600" draw:type="rectangle" draw:enhanced-path="M 0 0 L 21600 0 21600 21600 0 21600 0 0 Z N"/></draw:custom-shape><draw:frame draw:style-name="gr2" draw:text-style-name="P55" svg:width="0.4071in" svg:height="0.2835in" svg:x="0.8429in" svg:y="1.1028in"><draw:text-box><text:p text:style-name="P54"><text:span text:style-name="T15">GPP</text:span></text:p></draw:text-box></draw:frame><draw:frame draw:style-name="gr2" draw:text-style-name="P55" svg:width="0.5453in" svg:height="0.2835in" svg:x="1.4957in" svg:y="1.098in"><draw:text-box><text:p text:style-name="P54"><text:span text:style-name="T15">Timers</text:span></text:p></draw:text-box></draw:frame><draw:frame draw:style-name="gr2" draw:text-style-name="P57" svg:width="1.0394in" svg:height="0.3598in" svg:x="0in" svg:y="1.0193in"><draw:text-box><text:p text:style-name="P54"><text:span text:style-name="T16">I</text:span><text:span text:style-name="T15">nterrupt</text:span></text:p><text:p text:style-name="P54"><text:span text:style-name="T15">Controller</text:span></text:p></draw:text-box></draw:frame><draw:frame draw:style-name="gr2" draw:text-style-name="P55" svg:width="0.4441in" svg:height="0.3079in" svg:x="0.8543in" svg:y="1.8134in"><draw:text-box><text:p text:style-name="P54"><text:span text:style-name="T15">Eth</text:span></text:p><text:p text:style-name="P54"><text:span text:style-name="T15">MAC</text:span></text:p></draw:text-box></draw:frame><draw:frame draw:style-name="gr2" draw:text-style-name="P55" svg:width="0.4343in" svg:height="0.2835in" svg:x="0.4764in" svg:y="3.3882in"><draw:text-box><text:p text:style-name="P54"><text:span text:style-name="T15">DMA</text:span></text:p></draw:text-box></draw:frame><draw:frame draw:style-name="gr2" draw:text-style-name="P55" svg:width="0.4276in" svg:height="0.2835in" svg:x="1.1929in" svg:y="3.389in"><draw:text-box><text:p text:style-name="P54"><text:span text:style-name="T15">FPU</text:span></text:p></draw:text-box></draw:frame><draw:frame draw:style-name="gr2" draw:text-style-name="P55" svg:width="0.4024in" svg:height="0.2835in" svg:x="1.9457in" svg:y="3.3661in"><draw:text-box><text:p text:style-name="P54"><text:span text:style-name="T15">FU1</text:span></text:p></draw:text-box></draw:frame><draw:frame draw:style-name="gr2" draw:text-style-name="P55" svg:width="0.4307in" svg:height="0.2835in" svg:x="3.0547in" svg:y="3.3591in"><draw:text-box><text:p text:style-name="P54"><text:span text:style-name="T15">FUn</text:span></text:p></draw:text-box></draw:frame><draw:frame draw:style-name="gr2" draw:text-style-name="P57" svg:width="0.7217in" svg:height="0.2835in" svg:x="2.4571in" svg:y="3.3043in"><draw:text-box><text:p text:style-name="P54"><text:span text:style-name="T16">. <text:s/>. <text:s/>.</text:span></text:p></draw:text-box></draw:frame><draw:line draw:style-name="gr5" draw:text-style-name="P58" svg:x1="1.5996in" svg:y1="0.4705in" svg:x2="1.5996in" svg:y2="0.6701in"><text:p/></draw:line><draw:line draw:style-name="gr5" draw:text-style-name="P58" svg:x1="0.9949in" svg:y1="0.4673in" svg:x2="0.9949in" svg:y2="0.6677in"><text:p/></draw:line><draw:line draw:style-name="gr5" draw:text-style-name="P58" svg:x1="2.1634in" svg:y1="0.4705in" svg:x2="2.1634in" svg:y2="0.6752in"><text:p/></draw:line><draw:line draw:style-name="gr5" draw:text-style-name="P58" svg:x1="2.8031in" svg:y1="0.4705in" svg:x2="2.8031in" svg:y2="0.6697in"><text:p/></draw:line><draw:line draw:style-name="gr6" draw:text-style-name="P58" svg:x1="0.6008in" svg:y1="1.2256in" svg:x2="0.7772in" svg:y2="1.2256in"><text:p/></draw:line><draw:line draw:style-name="gr5" draw:text-style-name="P58" svg:x1="1.2929in" svg:y1="1.2193in" svg:x2="1.5295in" svg:y2="1.2213in"><text:p/></draw:line><draw:line draw:style-name="gr6" draw:text-style-name="P58" svg:x1="0.3201in" svg:y1="1.6984in" svg:x2="0.3201in" svg:y2="1.4457in"><text:p/></draw:line><draw:line draw:style-name="gr6" draw:text-style-name="P58" svg:x1="1.1154in" svg:y1="1.7602in" svg:x2="1.1154in" svg:y2="1.4311in"><text:p/></draw:line><draw:line draw:style-name="gr6" draw:text-style-name="P58" svg:x1="0.9571in" svg:y1="1.4256in" svg:x2="0.9571in" svg:y2="1.7654in"><text:p/></draw:line><draw:line draw:style-name="gr5" draw:text-style-name="P58" svg:x1="2.1756in" svg:y1="0.7929in" svg:x2="2.1756in" svg:y2="1.9205in"><text:p/></draw:line><draw:line draw:style-name="gr5" draw:text-style-name="P58" svg:x1="2.6535in" svg:y1="0.7866in" svg:x2="2.6535in" svg:y2="1.9248in"><text:p/></draw:line><draw:line draw:style-name="gr5" draw:text-style-name="P58" svg:x1="3.1476in" svg:y1="1.4193in" svg:x2="3.1476in" svg:y2="1.611in"><text:p/></draw:line><draw:line draw:style-name="gr5" draw:text-style-name="P58" svg:x1="3.1358in" svg:y1="0.7811in" svg:x2="3.1358in" svg:y2="0.976in"><text:p/></draw:line><draw:line draw:style-name="gr5" draw:text-style-name="P58" svg:x1="3.702in" svg:y1="0.787in" svg:x2="3.702in" svg:y2="0.9882in"><text:p/></draw:line><draw:line draw:style-name="gr5" draw:text-style-name="P58" svg:x1="3.7441in" svg:y1="1.4193in" svg:x2="3.7441in" svg:y2="1.611in"><text:p/></draw:line><draw:line draw:style-name="gr5" draw:text-style-name="P58" svg:x1="3.3878in" svg:y1="1.7402in" svg:x2="3.3882in" svg:y2="1.9287in"><text:p/></draw:line><draw:line draw:style-name="gr5" draw:text-style-name="P58" svg:x1="3.9803in" svg:y1="1.7339in" svg:x2="3.9803in" svg:y2="1.9276in"><text:p/></draw:line><draw:line draw:style-name="gr5" draw:text-style-name="P58" svg:x1="4.515in" svg:y1="1.7283in" svg:x2="4.5177in" svg:y2="1.9409in"><text:p/></draw:line><draw:line draw:style-name="gr5" draw:text-style-name="P58" svg:x1="5.1154in" svg:y1="1.7283in" svg:x2="5.1169in" svg:y2="1.9476in"><text:p/></draw:line><draw:line draw:style-name="gr5" draw:text-style-name="P58" svg:x1="5.722in" svg:y1="1.7339in" svg:x2="5.7232in" svg:y2="1.9343in"><text:p/></draw:line><draw:line draw:style-name="gr5" draw:text-style-name="P58" svg:x1="2.6835in" svg:y1="2.3677in" svg:x2="2.6854in" svg:y2="2.8079in"><text:p/></draw:line><draw:line draw:style-name="gr5" draw:text-style-name="P58" svg:x1="2.176in" svg:y1="2.7945in" svg:x2="2.1756in" svg:y2="2.3583in"><text:p/></draw:line><draw:line draw:style-name="gr5" draw:text-style-name="P58" svg:x1="0.6823in" svg:y1="2.9516in" svg:x2="0.6823in" svg:y2="3.2634in"><text:p/></draw:line><draw:line draw:style-name="gr5" draw:text-style-name="P58" svg:x1="1.3913in" svg:y1="2.9516in" svg:x2="1.3913in" svg:y2="3.2634in"><text:p/></draw:line><draw:line draw:style-name="gr5" draw:text-style-name="P58" svg:x1="2.0984in" svg:y1="2.9398in" svg:x2="2.0984in" svg:y2="3.2516in"><text:p/></draw:line><draw:line draw:style-name="gr5" draw:text-style-name="P58" svg:x1="3.228in" svg:y1="2.9398in" svg:x2="3.228in" svg:y2="3.2398in"><text:p/></draw:line><draw:custom-shape draw:style-name="gr3" draw:text-style-name="P56" svg:width="0.5098in" svg:height="0.4433in" svg:x="0.7244in" svg:y="0.0307in"><text:p/><draw:enhanced-geometry svg:viewBox="0 0 21600 21600" draw:type="rectangle" draw:enhanced-path="M 0 0 L 21600 0 21600 21600 0 21600 0 0 Z N"/></draw:custom-shape><draw:custom-shape draw:style-name="gr3" draw:text-style-name="P56" svg:width="0.5098in" svg:height="0.4433in" svg:x="1.9307in" svg:y="0.0307in"><text:p/><draw:enhanced-geometry svg:viewBox="0 0 21600 21600" draw:type="rectangle" draw:enhanced-path="M 0 0 L 21600 0 21600 21600 0 21600 0 0 Z N"/></draw:custom-shape><draw:custom-shape draw:style-name="gr3" draw:text-style-name="P56" svg:width="0.5098in" svg:height="0.4433in" svg:x="2.5543in" svg:y="0.0307in"><text:p/><draw:enhanced-geometry svg:viewBox="0 0 21600 21600" draw:type="rectangle" draw:enhanced-path="M 0 0 L 21600 0 21600 21600 0 21600 0 0 Z N"/></draw:custom-shape><draw:custom-shape draw:style-name="gr3" draw:text-style-name="P56" svg:width="0.5098in" svg:height="0.4441in" svg:x="0.0819in" svg:y="1in"><text:p/><draw:enhanced-geometry svg:viewBox="0 0 21600 21600" draw:type="rectangle" draw:enhanced-path="M 0 0 L 21600 0 21600 21600 0 21600 0 0 Z N"/></draw:custom-shape><draw:custom-shape draw:style-name="gr3" draw:text-style-name="P56" svg:width="0.5098in" svg:height="0.4441in" svg:x="0.7783in" svg:y="0.9827in"><text:p/><draw:enhanced-geometry svg:viewBox="0 0 21600 21600" draw:type="rectangle" draw:enhanced-path="M 0 0 L 21600 0 21600 21600 0 21600 0 0 Z N"/></draw:custom-shape><draw:custom-shape draw:style-name="gr3" draw:text-style-name="P56" svg:width="0.5098in" svg:height="0.4441in" svg:x="1.5091in" svg:y="0.9835in"><text:p/><draw:enhanced-geometry svg:viewBox="0 0 21600 21600" draw:type="rectangle" draw:enhanced-path="M 0 0 L 21600 0 21600 21600 0 21600 0 0 Z N"/></draw:custom-shape><draw:custom-shape draw:style-name="gr3" draw:text-style-name="P56" svg:width="0.5098in" svg:height="0.4433in" svg:x="0.8035in" svg:y="1.7654in"><text:p/><draw:enhanced-geometry svg:viewBox="0 0 21600 21600" draw:type="rectangle" draw:enhanced-path="M 0 0 L 21600 0 21600 21600 0 21600 0 0 Z N"/></draw:custom-shape><draw:custom-shape draw:style-name="gr3" draw:text-style-name="P56" svg:width="0.5098in" svg:height="0.4441in" svg:x="1.8984in" svg:y="1.9228in"><text:p/><draw:enhanced-geometry svg:viewBox="0 0 21600 21600" draw:type="rectangle" draw:enhanced-path="M 0 0 L 21600 0 21600 21600 0 21600 0 0 Z N"/></draw:custom-shape><draw:custom-shape draw:style-name="gr3" draw:text-style-name="P56" svg:width="0.5094in" svg:height="0.4441in" svg:x="2.45in" svg:y="1.9252in"><text:p/><draw:enhanced-geometry svg:viewBox="0 0 21600 21600" draw:type="rectangle" draw:enhanced-path="M 0 0 L 21600 0 21600 21600 0 21600 0 0 Z N"/></draw:custom-shape><draw:custom-shape draw:style-name="gr3" draw:text-style-name="P56" svg:width="0.5094in" svg:height="0.4441in" svg:x="2.9071in" svg:y="0.978in"><text:p/><draw:enhanced-geometry svg:viewBox="0 0 21600 21600" draw:type="rectangle" draw:enhanced-path="M 0 0 L 21600 0 21600 21600 0 21600 0 0 Z N"/></draw:custom-shape><draw:custom-shape draw:style-name="gr3" draw:text-style-name="P56" svg:width="0.5098in" svg:height="0.4441in" svg:x="3.4764in" svg:y="0.978in"><text:p/><draw:enhanced-geometry svg:viewBox="0 0 21600 21600" draw:type="rectangle" draw:enhanced-path="M 0 0 L 21600 0 21600 21600 0 21600 0 0 Z N"/></draw:custom-shape><draw:custom-shape draw:style-name="gr3" draw:text-style-name="P56" svg:width="0.5098in" svg:height="0.4441in" svg:x="3.1575in" svg:y="1.9362in"><text:p/><draw:enhanced-geometry svg:viewBox="0 0 21600 21600" draw:type="rectangle" draw:enhanced-path="M 0 0 L 21600 0 21600 21600 0 21600 0 0 Z N"/></draw:custom-shape><draw:custom-shape draw:style-name="gr3" draw:text-style-name="P56" svg:width="0.5094in" svg:height="0.4441in" svg:x="3.7354in" svg:y="1.9362in"><text:p/><draw:enhanced-geometry svg:viewBox="0 0 21600 21600" draw:type="rectangle" draw:enhanced-path="M 0 0 L 21600 0 21600 21600 0 21600 0 0 Z N"/></draw:custom-shape><draw:custom-shape draw:style-name="gr3" draw:text-style-name="P56" svg:width="0.5098in" svg:height="0.4441in" svg:x="4.2965in" svg:y="1.9362in"><text:p/><draw:enhanced-geometry svg:viewBox="0 0 21600 21600" draw:type="rectangle" draw:enhanced-path="M 0 0 L 21600 0 21600 21600 0 21600 0 0 Z N"/></draw:custom-shape><draw:custom-shape draw:style-name="gr3" draw:text-style-name="P56" svg:width="0.5094in" svg:height="0.4441in" svg:x="4.8846in" svg:y="1.9362in"><text:p/><draw:enhanced-geometry svg:viewBox="0 0 21600 21600" draw:type="rectangle" draw:enhanced-path="M 0 0 L 21600 0 21600 21600 0 21600 0 0 Z N"/></draw:custom-shape><draw:custom-shape draw:style-name="gr3" draw:text-style-name="P56" svg:width="0.5098in" svg:height="0.4441in" svg:x="5.4717in" svg:y="1.9362in"><text:p/><draw:enhanced-geometry svg:viewBox="0 0 21600 21600" draw:type="rectangle" draw:enhanced-path="M 0 0 L 21600 0 21600 21600 0 21600 0 0 Z N"/></draw:custom-shape><draw:custom-shape draw:style-name="gr3" draw:text-style-name="P56" svg:width="0.5098in" svg:height="0.4441in" svg:x="0.4354in" svg:y="3.2661in"><text:p/><draw:enhanced-geometry svg:viewBox="0 0 21600 21600" draw:type="rectangle" draw:enhanced-path="M 0 0 L 21600 0 21600 21600 0 21600 0 0 Z N"/></draw:custom-shape><draw:custom-shape draw:style-name="gr3" draw:text-style-name="P56" svg:width="0.5098in" svg:height="0.4441in" svg:x="1.1398in" svg:y="3.2661in"><text:p/><draw:enhanced-geometry svg:viewBox="0 0 21600 21600" draw:type="rectangle" draw:enhanced-path="M 0 0 L 21600 0 21600 21600 0 21600 0 0 Z N"/></draw:custom-shape><draw:custom-shape draw:style-name="gr3" draw:text-style-name="P56" svg:width="0.5098in" svg:height="0.4441in" svg:x="1.8618in" svg:y="3.2602in"><text:p/><draw:enhanced-geometry svg:viewBox="0 0 21600 21600" draw:type="rectangle" draw:enhanced-path="M 0 0 L 21600 0 21600 21600 0 21600 0 0 Z N"/></draw:custom-shape><draw:custom-shape draw:style-name="gr3" draw:text-style-name="P56" svg:width="0.5098in" svg:height="0.4441in" svg:x="2.9783in" svg:y="3.2425in"><text:p/><draw:enhanced-geometry svg:viewBox="0 0 21600 21600" draw:type="rectangle" draw:enhanced-path="M 0 0 L 21600 0 21600 21600 0 21600 0 0 Z N"/></draw:custom-shape><draw:line draw:style-name="gr5" draw:text-style-name="P58" svg:x1="0.976in" svg:y1="0.7929in" svg:x2="0.976in" svg:y2="0.9949in"><text:p/></draw:line><draw:line draw:style-name="gr5" draw:text-style-name="P58" svg:x1="1.0972in" svg:y1="0.7933in" svg:x2="1.0972in" svg:y2="0.9953in"><text:p/></draw:line></draw:g></text:p></table:table-cell></table:table-row><table:table-row><table:table-cell table:style-name="Table1.A1" office:value-type="string"><text:p text:style-name="P14"><text:span text:style-name="T14">Figure 1.</text:span> System on a chip architecture.</text:p></table:table-cell></table:table-row></table:table><text:p text:style-name="P17"/></draw:text-box></draw:frame>High level of integration and increased functionality of the designs results in an increased level of complexity for the specification and design process. </text:p>
        <text:p text:style-name="P19">The simple process of assembling multiple processors on a single chip does not ensure the desired system performance. New design methodologies and tools must be created in order to cope with the challenges the SoC paradigm brings to system design.</text:p>
        <text:p text:style-name="P25">CSL Design Software</text:p>
        <text:p text:style-name="P34">In order to obtain a short time to market for innovative products, companies need to adopt not only the newest technologies but also the design tools that can help obtain the best result.</text:p>
        <text:p text:style-name="P34">As an advanced design package, CSL provides a set of tools incorporating the necessary amount if design knowledge for helping the design process from specification through compilation and test.</text:p>
        <text:p text:style-name="P34">CSL can help the different design teams involved in actual SoC design, including the architecture team, the synthesis and testing teams and ending with the software team.</text:p>
        <text:p text:style-name="P34">CSL combines rapid prototyping, RTL synthesis, automatic testbench generation, design test and documentation generator in a single system.</text:p>
        <text:p text:style-name="P34">With CSL engineers have an easy way to specify and manage different architectural choices in this way being able to explore a bigger part of the solution space.</text:p>
        <text:p text:style-name="P34">CSL language provides a soft way for making the modification needed in the design iteration cycle, changes being automatically propagated through the entire design at compilation step.</text:p>
        <text:p text:style-name="P34">CSL compilation for the SoC requires not only high capacity to address problems of the increasing complexity of multiple hierarchies (architectural, interconnect, memory, test, processing) but also advanced features to optimize the design. Advanced features such as autorouting and autoconnect, test vectors and state data generation, memory mapping and generation of memory access controls are implemented to achieve high quality of generated outputs.</text:p>
        <text:p text:style-name="P30">Using autorouter <text:s/>optimizes many path allowing the designer to quickly specify the relation between different parts of the design, describe hierarchies and data flows without concerning about detailed connections between modules and system signals.</text:p>
        <text:p text:style-name="P31"><draw:frame draw:style-name="fr1" draw:name="Frame2" text:anchor-type="paragraph" svg:x="0.0228in" svg:y="0.9201in" svg:width="6.7008in" draw:z-index="9"><draw:text-box fo:min-height="3.0598in"><text:p text:style-name="Text_20_body"/><table:table table:name="Table2" table:style-name="Table2"><table:table-column table:style-name="Table2.A"/><table:table-row table:style-name="Table2.1"><table:table-cell table:style-name="Table2.A1" office:value-type="string"><text:p text:style-name="P16"/></table:table-cell></table:table-row><table:table-row><table:table-cell table:style-name="Table2.A1" office:value-type="string"><text:p text:style-name="P8"><text:span text:style-name="T14">Figure 3.</text:span> CSL design flow.</text:p></table:table-cell></table:table-row></table:table><text:p text:style-name="P11"/></draw:text-box></draw:frame><draw:g text:anchor-type="paragraph" draw:z-index="10" draw:style-name="gr16"><draw:custom-shape draw:style-name="gr17" draw:text-style-name="P60" svg:width="0.4815in" svg:height="0.448in" svg:x="0.0752in" svg:y="2.3335in"><text:p text:style-name="P59"><text:span text:style-name="T18">csl p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62" svg:width="0.2886in" svg:height="2.0425in" svg:x="1.4941in" svg:y="1.3472in"><draw:glue-point draw:id="4" svg:x="-0.8697in" svg:y="1.9642in"/><draw:glue-point draw:id="5" svg:x="0.9134in" svg:y="1.9642in"/><draw:glue-point draw:id="6" svg:x="1.9701in" svg:y="-0.9921in"/><draw:glue-point draw:id="7" svg:x="1.9701in" svg:y="0.8654in"/><draw:glue-point draw:id="8" svg:x="1.9701in" svg:y="-0.6008in"/><text:p text:style-name="P61"><text:span text:style-name="T19">csl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60" svg:width="0.3567in" svg:height="0.4031in" svg:x="0.815in" svg:y="1.7598in"><text:p text:style-name="P59"><text:span text:style-name="T18">csl</text:span></text:p><text:p text:style-name="P59"><text:span text:style-name="T18">li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0" draw:text-style-name="P60" svg:width="0.6988in" svg:height="0.3598in" svg:x="3.0413in" svg:y="1.9055in"><draw:glue-point draw:id="4" svg:x="-1.1154in" svg:y="-1.9685in"/><draw:glue-point draw:id="5" svg:x="0.8921in" svg:y="-1.9685in"/><text:p text:style-name="P59"><text:span text:style-name="T18">C++</text:span></text:p><text:p text:style-name="P59"><text:span text:style-name="T18">compiler</text:span></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60" svg:width="0.474in" svg:height="0.2941in" svg:x="0.0799in" svg:y="1.8043in"><text:p text:style-name="P59"><text:span text:style-name="T18">.csl </text:span></text:p><text:p text:style-name="P59"><text:span text:style-name="T18">pp</text:span></text:p><draw:enhanced-geometry svg:viewBox="0 0 21600 21600" draw:mirror-horizontal="false" draw:mirror-vertical="false" draw:type="rectangle" draw:enhanced-path="M 0 0 L 21600 0 21600 21600 0 21600 0 0 Z N"/></draw:custom-shape><draw:custom-shape draw:style-name="gr22" draw:text-style-name="P62" svg:width="0.474in" svg:height="0.2949in" svg:x="0.7835in" svg:y="2.4063in"><text:p text:style-name="P61"><text:span text:style-name="T19">.csl </text:span></text:p><draw:enhanced-geometry svg:viewBox="0 0 21600 21600" draw:mirror-horizontal="false" draw:mirror-vertical="false" draw:type="rectangle" draw:enhanced-path="M 0 0 L 21600 0 21600 21600 0 21600 0 0 Z N"/></draw:custom-shape><draw:custom-shape draw:style-name="gr23" draw:text-style-name="P60" svg:width="0.685in" svg:height="0.3524in" svg:x="2.0736in" svg:y="1.3472in"><text:p text:style-name="P59"><text:span text:style-name="T18">generate</text:span></text:p><text:p text:style-name="P59"><text:span text:style-name="T18">documentation</text:span></text:p><text:p text:style-name="P59"><text:span text:style-name="T18">HTML, PDF</text:span></text:p><draw:enhanced-geometry svg:viewBox="0 0 21600 21600" draw:mirror-horizontal="false" draw:mirror-vertical="false" draw:type="rectangle" draw:enhanced-path="M 0 0 L 21600 0 21600 21600 0 21600 0 0 Z N"/></draw:custom-shape><draw:line draw:style-name="gr24" draw:text-style-name="P63" svg:x1="0.5559in" svg:y1="2.5469in" svg:x2="0.7835in" svg:y2="2.5469in"><text:p/></draw:line><draw:line draw:style-name="gr25" draw:text-style-name="P63" svg:x1="0.3122in" svg:y1="2.1008in" svg:x2="0.3122in" svg:y2="2.3307in"><text:p/></draw:line><draw:line draw:style-name="gr26" draw:text-style-name="P63" svg:x1="1.1795in" svg:y1="1.9913in" svg:x2="1.489in" svg:y2="1.9913in"><text:p/></draw:line><draw:line draw:style-name="gr27" draw:text-style-name="P63" svg:x1="1.2559in" svg:y1="2.5531in" svg:x2="1.4835in" svg:y2="2.5531in"><text:p/></draw:line><draw:custom-shape draw:style-name="gr28" draw:text-style-name="P60" svg:width="0.6858in" svg:height="0.3524in" svg:x="3.0425in" svg:y="1.3472in"><text:p text:style-name="P59"><text:span text:style-name="T20">user C++</text:span></text:p><text:p text:style-name="P59"><text:span text:style-name="T20">simulator</text:span></text:p><text:p text:style-name="P59"><text:span text:style-name="T20">code</text:span></text:p><draw:enhanced-geometry svg:viewBox="0 0 21600 21600" draw:mirror-horizontal="false" draw:mirror-vertical="false" draw:type="rectangle" draw:enhanced-path="M 0 0 L 21600 0 21600 21600 0 21600 0 0 Z N"/></draw:custom-shape><draw:custom-shape draw:style-name="gr29" draw:text-style-name="P60" svg:width="0.6858in" svg:height="0.3531in" svg:x="2.0736in" svg:y="1.9126in"><text:p text:style-name="P59"><text:span text:style-name="T20">Generated</text:span></text:p><text:p text:style-name="P59"><text:span text:style-name="T20">C++ code</text:span></text:p><draw:enhanced-geometry svg:viewBox="0 0 21600 21600" draw:mirror-horizontal="false" draw:mirror-vertical="false" draw:type="rectangle" draw:enhanced-path="M 0 0 L 21600 0 21600 21600 0 21600 0 0 Z N"/></draw:custom-shape><draw:custom-shape draw:style-name="gr30" draw:text-style-name="P60" svg:width="0.685in" svg:height="0.3524in" svg:x="2.0591in" svg:y="2.4752in"><text:p text:style-name="P59"><text:span text:style-name="T20">generate</text:span></text:p><text:p text:style-name="P59"><text:span text:style-name="T20">RTL testbench</text:span></text:p><text:p text:style-name="P59"><text:span text:style-name="T20">code</text:span></text:p><draw:enhanced-geometry svg:viewBox="0 0 21600 21600" draw:mirror-horizontal="false" draw:mirror-vertical="false" draw:type="rectangle" draw:enhanced-path="M 0 0 L 21600 0 21600 21600 0 21600 0 0 Z N"/></draw:custom-shape><draw:line draw:style-name="gr31" draw:text-style-name="P63" svg:x1="3.3665in" svg:y1="1.7012in" svg:x2="3.3665in" svg:y2="1.9039in"><text:p/></draw:line><draw:custom-shape draw:style-name="gr32" draw:text-style-name="P60" svg:width="0.698in" svg:height="0.3598in" svg:x="4.0268in" svg:y="1.9055in"><draw:glue-point draw:id="4" svg:x="-1.1154in" svg:y="-1.9685in"/><draw:glue-point draw:id="5" svg:x="0.8921in" svg:y="-1.9685in"/><text:p text:style-name="P59"><text:span text:style-name="T18">C++ simulator</text:span></text:p><text:p text:style-name="P59"><text:span text:style-name="T18">binary</text:span></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3" draw:text-style-name="P63" svg:x1="2.7587in" svg:y1="2.0858in" svg:x2="3.0362in" svg:y2="2.0858in"><text:p/></draw:line><draw:line draw:style-name="gr34" draw:text-style-name="P63" svg:x1="3.7413in" svg:y1="2.0815in" svg:x2="4.0189in" svg:y2="2.0815in"><text:p/></draw:line><draw:custom-shape draw:style-name="gr35" draw:text-style-name="P60" svg:width="0.685in" svg:height="0.3524in" svg:x="3.0559in" svg:y="2.4752in"><text:p text:style-name="P59"><text:span text:style-name="T20">user</text:span></text:p><text:p text:style-name="P59"><text:span text:style-name="T20">defined RTL</text:span></text:p><text:p text:style-name="P59"><text:span text:style-name="T20">testbench</text:span></text:p><draw:enhanced-geometry svg:viewBox="0 0 21600 21600" draw:mirror-horizontal="false" draw:mirror-vertical="false" draw:type="rectangle" draw:enhanced-path="M 0 0 L 21600 0 21600 21600 0 21600 0 0 Z N"/></draw:custom-shape><draw:custom-shape draw:style-name="gr36" draw:text-style-name="P60" svg:width="0.698in" svg:height="0.3598in" svg:x="4.0232in" svg:y="2.4744in"><draw:glue-point draw:id="4" svg:x="-1.1154in" svg:y="-1.9685in"/><draw:glue-point draw:id="5" svg:x="0.8921in" svg:y="-1.9685in"/><text:p text:style-name="P59"><text:span text:style-name="T20">Verify</text:span></text:p><text:p text:style-name="P59"><text:span text:style-name="T20">equivalence</text:span></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7" draw:text-style-name="P63" svg:x1="4.3685in" svg:y1="2.2717in" svg:x2="4.3685in" svg:y2="2.4744in"><text:p/></draw:line><draw:custom-shape draw:style-name="gr38" draw:text-style-name="P60" svg:width="0.698in" svg:height="0.3594in" svg:x="4.0232in" svg:y="3.0354in"><draw:glue-point draw:id="4" svg:x="-1.1154in" svg:y="-1.9685in"/><draw:glue-point draw:id="5" svg:x="0.8921in" svg:y="-1.9685in"/><text:p text:style-name="P59"><text:span text:style-name="T20">RTL simulation</text:span></text:p><text:p text:style-name="P59"><text:span text:style-name="T20">binary</text:span></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 draw:text-style-name="P63" svg:x1="4.3654in" svg:y1="3.0283in" svg:x2="4.3654in" svg:y2="2.8256in"><text:p/></draw:line><draw:custom-shape draw:style-name="gr40" draw:text-style-name="P62" svg:width="0.6988in" svg:height="0.3598in" svg:x="3.0386in" svg:y="3.0307in"><draw:glue-point draw:id="4" svg:x="-1.1154in" svg:y="-1.9685in"/><draw:glue-point draw:id="5" svg:x="0.8921in" svg:y="-1.9685in"/><text:p text:style-name="P61"><text:span text:style-name="T21"/></text:p><text:p text:style-name="P61"><text:span text:style-name="T20">RTL </text:span></text:p><text:p text:style-name="P61"><text:span text:style-name="T20">simulator</text:span></text:p><text:p text:style-name="P61"><text:span text:style-name="T21"/></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 draw:text-style-name="P63" svg:x1="3.7413in" svg:y1="3.2122in" svg:x2="4.0189in" svg:y2="3.2122in"><text:p/></draw:line><draw:custom-shape draw:style-name="gr42" draw:text-style-name="P60" svg:width="0.685in" svg:height="0.3524in" svg:x="2.0591in" svg:y="3.0402in"><text:p text:style-name="P59"><text:span text:style-name="T20">Generated</text:span></text:p><text:p text:style-name="P59"><text:span text:style-name="T20">RTL code</text:span></text:p><draw:enhanced-geometry svg:viewBox="0 0 21600 21600" draw:mirror-horizontal="false" draw:mirror-vertical="false" draw:type="rectangle" draw:enhanced-path="M 0 0 L 21600 0 21600 21600 0 21600 0 0 Z N"/></draw:custom-shape><draw:line draw:style-name="gr43" draw:text-style-name="P63" svg:x1="2.7429in" svg:y1="3.211in" svg:x2="3.0406in" svg:y2="3.211in"><text:p/></draw:line><draw:custom-shape draw:style-name="gr44" draw:text-style-name="P60" svg:width="0.685in" svg:height="0.3524in" svg:x="1.0941in" svg:y="3.598in"><text:p text:style-name="P59"><text:span text:style-name="T20">user defined</text:span></text:p><text:p text:style-name="P59"><text:span text:style-name="T20">RTL code</text:span></text:p><draw:enhanced-geometry svg:viewBox="0 0 21600 21600" draw:mirror-horizontal="false" draw:mirror-vertical="false" draw:type="rectangle" draw:enhanced-path="M 0 0 L 21600 0 21600 21600 0 21600 0 0 Z N"/></draw:custom-shape><draw:custom-shape draw:style-name="gr45" draw:text-style-name="P60" svg:width="0.6988in" svg:height="0.3598in" svg:x="2.0705in" svg:y="3.5972in"><draw:glue-point draw:id="4" svg:x="-1.1154in" svg:y="-1.9685in"/><draw:glue-point draw:id="5" svg:x="0.8921in" svg:y="-1.9685in"/><text:p text:style-name="P59"><text:span text:style-name="T20"/></text:p><text:p text:style-name="P59"><text:span text:style-name="T20">Synthesis</text:span></text:p><text:p text:style-name="P59"><text:span text:style-name="T20"/></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 draw:text-style-name="P63" svg:x1="2.3965in" svg:y1="3.3933in" svg:x2="2.3965in" svg:y2="3.5961in"><text:p/></draw:line><draw:line draw:style-name="gr47" draw:text-style-name="P63" svg:x1="1.7823in" svg:y1="1.5217in" svg:x2="2.0598in" svg:y2="1.5217in"><text:p/></draw:line><draw:line draw:style-name="gr48" draw:text-style-name="P63" svg:x1="1.7823in" svg:y1="2.078in" svg:x2="2.0598in" svg:y2="2.078in"><text:p/></draw:line><draw:line draw:style-name="gr49" draw:text-style-name="P63" svg:x1="1.7823in" svg:y1="2.6343in" svg:x2="2.0598in" svg:y2="2.6343in"><text:p/></draw:line><draw:line draw:style-name="gr50" draw:text-style-name="P63" svg:x1="1.7823in" svg:y1="3.1906in" svg:x2="2.0598in" svg:y2="3.1906in"><text:p/></draw:line><draw:line draw:style-name="gr51" draw:text-style-name="P63" svg:x1="1.7823in" svg:y1="3.7768in" svg:x2="2.0598in" svg:y2="3.7768in"><text:p/></draw:line><draw:custom-shape draw:style-name="gr52" draw:text-style-name="P62" svg:width="0.698in" svg:height="0.3598in" svg:x="4.0268in" svg:y="3.5972in"><draw:glue-point draw:id="4" svg:x="-1.1154in" svg:y="-1.9685in"/><draw:glue-point draw:id="5" svg:x="0.8921in" svg:y="-1.9685in"/><text:p text:style-name="P61"><text:span text:style-name="T20"/></text:p><text:p text:style-name="P61"><text:span text:style-name="T20">Place and</text:span></text:p><text:p text:style-name="P61"><text:span text:style-name="T20">route</text:span></text:p><text:p text:style-name="P61"><text:span text:style-name="T21"/></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60" svg:width="0.685in" svg:height="0.3524in" svg:x="5.0154in" svg:y="3.5988in"><text:p text:style-name="P59"><text:span text:style-name="T20">Bit stream</text:span></text:p><draw:enhanced-geometry svg:viewBox="0 0 21600 21600" draw:mirror-horizontal="false" draw:mirror-vertical="false" draw:type="rectangle" draw:enhanced-path="M 0 0 L 21600 0 21600 21600 0 21600 0 0 Z N"/></draw:custom-shape><draw:custom-shape draw:style-name="gr54" draw:text-style-name="P62" svg:width="0.6988in" svg:height="0.3598in" svg:x="5.9772in" svg:y="3.5929in"><draw:glue-point draw:id="4" svg:x="-1.1154in" svg:y="-1.9685in"/><draw:glue-point draw:id="5" svg:x="0.8921in" svg:y="-1.9685in"/><text:p text:style-name="P61"><text:span text:style-name="T21"/></text:p><text:p text:style-name="P61"><text:span text:style-name="T20">ASIC/RPGA</text:span></text:p><text:p text:style-name="P61"><text:span text:style-name="T21"/></text:p><draw:enhanced-geometry svg:viewBox="0 0 21600 21600" draw:mirror-horizontal="false" draw:mirror-vertical="false" draw:path-stretchpoint-x="10800" draw:path-stretchpoint-y="10800" draw:text-areas="?f3 ?f4 ?f5 ?f6" draw:type="round-rectangle" draw:modifiers="8843.560209424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5" draw:text-style-name="P63" svg:x1="2.7724in" svg:y1="3.7768in" svg:x2="3.05in" svg:y2="3.7768in"><text:p/></draw:line><draw:line draw:style-name="gr56" draw:text-style-name="P63" svg:x1="3.7461in" svg:y1="3.7768in" svg:x2="4.0236in" svg:y2="3.7768in"><text:p/></draw:line><draw:custom-shape draw:style-name="gr57" draw:text-style-name="P60" svg:width="0.685in" svg:height="0.3524in" svg:x="3.0598in" svg:y="3.5988in"><text:p text:style-name="P59"><text:span text:style-name="T20">Netlist</text:span></text:p><draw:enhanced-geometry svg:viewBox="0 0 21600 21600" draw:mirror-horizontal="false" draw:mirror-vertical="false" draw:type="rectangle" draw:enhanced-path="M 0 0 L 21600 0 21600 21600 0 21600 0 0 Z N"/></draw:custom-shape><draw:line draw:style-name="gr58" draw:text-style-name="P63" svg:x1="4.7252in" svg:y1="3.7768in" svg:x2="5.0028in" svg:y2="3.7768in"><text:p/></draw:line><draw:line draw:style-name="gr59" draw:text-style-name="P63" svg:x1="5.6957in" svg:y1="3.7768in" svg:x2="5.9732in" svg:y2="3.7768in"><text:p/></draw:line><draw:line draw:style-name="gr60" draw:text-style-name="P63" svg:x1="2.3772in" svg:y1="2.8283in" svg:x2="2.3772in" svg:y2="2.8925in"><text:p/></draw:line><draw:line draw:style-name="gr61" draw:text-style-name="P63" svg:x1="2.3772in" svg:y1="2.8886in" svg:x2="3.2638in" svg:y2="2.8886in"><text:p/></draw:line><draw:line draw:style-name="gr62" draw:text-style-name="P63" svg:x1="3.2618in" svg:y1="2.8925in" svg:x2="3.2618in" svg:y2="3.035in"><text:p/></draw:line><draw:line draw:style-name="gr63" draw:text-style-name="P63" svg:x1="3.5232in" svg:y1="2.8327in" svg:x2="3.5232in" svg:y2="3.0354in"><text:p/></draw:line></draw:g>CSL brings to the SoC a combination of performant algorithms, optimized data structures and modern programing techniques in order to provide the best methodology to manage and overpass the increased complexity of actual designs.</text:p>
        <text:p text:style-name="P32">Features:</text:p>
        <text:list text:style-name="L1">
          <text:list-item>
            <text:p text:style-name="P37">Fast turnaround time for large systems;</text:p>
          </text:list-item>
          <text:list-item>
            <text:p text:style-name="P37">Multiple design methodology support;</text:p>
          </text:list-item>
          <text:list-item>
            <text:p text:style-name="P37">Multiple I/O support;</text:p>
          </text:list-item>
          <text:list-item>
            <text:p text:style-name="P37">Advanced configurable autorouter;</text:p>
          </text:list-item>
          <text:list-item>
            <text:p text:style-name="P37">Large set of commands for hierarchical design support;</text:p>
          </text:list-item>
          <text:list-item>
            <text:p text:style-name="P37">Standard language support (Verilog, VHDL);</text:p>
          </text:list-item>
          <text:list-item>
            <text:p text:style-name="P37">Intuitive command set and familiar use model;</text:p>
          </text:list-item>
          <text:list-item>
            <text:p text:style-name="P37">Easy to use IDE interface;</text:p>
          </text:list-item>
          <text:list-item>
            <text:p text:style-name="P37">Powerful generators for repetitive structures;</text:p>
          </text:list-item>
          <text:list-item>
            <text:p text:style-name="P37">Automatic router using different interconnect strategies;</text:p>
          </text:list-item>
          <text:list-item>
            <text:p text:style-name="P37">Large set of configurable templates that cover the most used components in SoC. Design.</text:p>
          </text:list-item>
        </text:list>
        <text:p text:style-name="P35">Benefits:</text:p>
        <text:list text:style-name="L2">
          <text:list-item>
            <text:p text:style-name="P48">Well balanced structure of generated components resulting in an optimized solution that reduces critical path, area, power and congestion of interconnects.</text:p>
          </text:list-item>
          <text:list-item>
            <text:p text:style-name="P48">Reduces system code size by intergrating multiple optimization objectives and strategies.</text:p>
          </text:list-item>
          <text:list-item>
            <text:p text:style-name="P48">Increased productivity by manipulating high level constructs, using powerful commands that act on aggregate structures and by eliminating manual operations like connections, partitioning, mapping and updating modification througout all design file structure.</text:p>
          </text:list-item>
          <text:list-item>
            <text:p text:style-name="P51">Easy to integrate standard input and output formats resulting in a low learning curve of the new design tools.</text:p>
          </text:list-item>
        </text:list>
        <text:p text:style-name="P25">CSL Interconnect</text:p>
        <text:p text:style-name="P27">CSL Interconnect can address several challenging aspects of SoC issued from the continuous increase of design complexity. Actual design are characterized by <text:span text:style-name="T6">high number of modules, high number of interconnects and increasing number of functions to implement (Fig.1). The design can change because the specification is modified due to customer requirements or design iteration. Modifications appear also when the design is being upgraded or downgraded, when the design is reused or when final product must be made compliant with different standards. </text:span></text:p>
        <text:p text:style-name="P27"><draw:frame draw:style-name="fr1" draw:name="Frame3" text:anchor-type="paragraph" svg:x="0.002in" svg:y="0.1189in" svg:width="6.6783in" draw:z-index="7"><draw:text-box fo:min-height="3.3882in"><table:table table:name="Table3" table:style-name="Table3"><table:table-column table:style-name="Table3.A"/><table:table-row><table:table-cell table:style-name="Table3.A1" office:value-type="string"><text:p text:style-name="P16"><draw:g text:anchor-type="as-char" draw:z-index="8" draw:style-name="gr1"><draw:frame draw:style-name="gr7" draw:text-style-name="P55" svg:width="0.4807in" svg:height="0.2039in" svg:x="1.8465in" svg:y="2.2756in"><draw:text-box><text:p text:style-name="P54"><text:span text:style-name="T15">UART</text:span></text:p></draw:text-box></draw:frame><draw:frame draw:style-name="gr8" draw:text-style-name="P55" svg:width="0.4579in" svg:height="0.2039in" svg:x="4.378in" svg:y="1.4244in"><draw:text-box><text:p text:style-name="P54"><text:span text:style-name="T15">DMA</text:span></text:p></draw:text-box></draw:frame><draw:frame draw:style-name="gr9" draw:text-style-name="P55" svg:width="0.3567in" svg:height="0.2087in" svg:x="2.6161in" svg:y="2.2681in"><draw:text-box><text:p text:style-name="P54"><text:span text:style-name="T15">I</text:span><text:span text:style-name="T17">2</text:span><text:span text:style-name="T15">C</text:span></text:p></draw:text-box></draw:frame><draw:frame draw:style-name="gr2" draw:text-style-name="P55" svg:width="0.6717in" svg:height="0.3079in" svg:x="5.1799in" svg:y="0.3217in"><draw:text-box><text:p text:style-name="P54"><text:span text:style-name="T15">Memory</text:span></text:p><text:p text:style-name="P54"><text:span text:style-name="T15"><text:s text:c="3"/></text:span><text:span text:style-name="T15">map</text:span></text:p></draw:text-box></draw:frame><draw:frame draw:style-name="gr10" draw:text-style-name="P55" svg:width="0.5039in" svg:height="0.2114in" svg:x="1.1484in" svg:y="2.2563in"><draw:text-box><text:p text:style-name="P54"><text:span text:style-name="T15">GPI0</text:span></text:p></draw:text-box></draw:frame><draw:frame draw:style-name="gr2" draw:text-style-name="P55" svg:width="0.4213in" svg:height="0.3079in" svg:x="0.4508in" svg:y="2.2098in"><draw:text-box><text:p text:style-name="P54"><text:span text:style-name="T15">Eth</text:span></text:p><text:p text:style-name="P54"><text:span text:style-name="T15">MAC</text:span></text:p></draw:text-box></draw:frame><draw:custom-shape draw:style-name="gr3" draw:text-style-name="P56" svg:width="0.3496in" svg:height="0.3024in" svg:x="0.1673in" svg:y="0.2173in"><text:p/><draw:enhanced-geometry svg:viewBox="0 0 21600 21600" draw:type="rectangle" draw:enhanced-path="M 0 0 L 21600 0 21600 21600 0 21600 0 0 Z N"/></draw:custom-shape><draw:frame draw:style-name="gr2" draw:text-style-name="P55" svg:width="0.3551in" svg:height="0.2835in" svg:x="0.189in" svg:y="0.2717in"><draw:text-box><text:p text:style-name="P54"><text:span text:style-name="T15">IM</text:span></text:p></draw:text-box></draw:frame><draw:frame draw:style-name="gr2" draw:text-style-name="P55" svg:width="0.4469in" svg:height="0.2835in" svg:x="0.7382in" svg:y="0.2717in"><draw:text-box><text:p text:style-name="P54"><text:span text:style-name="T15">DM</text:span></text:p></draw:text-box></draw:frame><draw:custom-shape draw:style-name="gr3" draw:text-style-name="P56" svg:width="0.274in" svg:height="0.174in" svg:x="0.3516in" svg:y="1.0602in"><text:p/><draw:enhanced-geometry svg:viewBox="0 0 21600 21600" draw:mirror-horizontal="false" draw:mirror-vertical="false" draw:type="rectangle" draw:enhanced-path="M 0 0 L 21600 0 21600 21600 0 21600 0 0 Z N"/></draw:custom-shape><draw:frame draw:style-name="gr2" draw:text-style-name="P55" svg:width="0.4843in" svg:height="0.2835in" svg:x="0.2929in" svg:y="1.0429in"><draw:text-box><text:p text:style-name="P54"><text:span text:style-name="T15">ALU</text:span></text:p></draw:text-box></draw:frame><draw:frame draw:style-name="gr2" draw:text-style-name="P55" svg:width="0.4835in" svg:height="0.2835in" svg:x="0.7598in" svg:y="1.0465in"><draw:text-box><text:p text:style-name="P54"><text:span text:style-name="T15">RF</text:span></text:p></draw:text-box></draw:frame><draw:frame draw:style-name="gr2" draw:text-style-name="P55" svg:width="0.4835in" svg:height="0.2835in" svg:x="0.7417in" svg:y="1.3429in"><draw:text-box><text:p text:style-name="P54"><text:span text:style-name="T15">SR</text:span></text:p></draw:text-box></draw:frame><draw:frame draw:style-name="gr2" draw:text-style-name="P55" svg:width="0.4843in" svg:height="0.2835in" svg:x="0.302in" svg:y="1.3437in"><draw:text-box><text:p text:style-name="P54"><text:span text:style-name="T15">SEQ</text:span></text:p></draw:text-box></draw:frame><draw:custom-shape draw:style-name="gr3" draw:text-style-name="P56" svg:width="0.9213in" svg:height="0.5803in" svg:x="0.1929in" svg:y="1.0016in"><text:p/><draw:enhanced-geometry svg:viewBox="0 0 21600 21600" draw:type="rectangle" draw:enhanced-path="M 0 0 L 21600 0 21600 21600 0 21600 0 0 Z N"/></draw:custom-shape><draw:custom-shape draw:style-name="gr3" draw:text-style-name="P56" svg:width="0.965in" svg:height="0.1051in" svg:x="0.161in" svg:y="0.6846in"><text:p/><draw:enhanced-geometry svg:viewBox="0 0 21600 21600" draw:type="rectangle" draw:enhanced-path="M 0 0 L 21600 0 21600 21600 0 21600 0 0 Z N"/></draw:custom-shape><draw:custom-shape draw:style-name="gr3" draw:text-style-name="P56" svg:width="0.4614in" svg:height="0.274in" svg:x="2.9555in" svg:y="1.3772in"><text:p/><draw:enhanced-geometry svg:viewBox="0 0 21600 21600" draw:type="rectangle" draw:enhanced-path="M 0 0 L 21600 0 21600 21600 0 21600 0 0 Z N"/></draw:custom-shape><draw:frame draw:style-name="gr2" draw:text-style-name="P55" svg:width="0.6197in" svg:height="0.3079in" svg:x="2.889in" svg:y="1.3547in"><draw:text-box><text:p text:style-name="P54"><text:span text:style-name="T15">Memory <text:s text:c="3"/>Bank0</text:span></text:p></draw:text-box></draw:frame><draw:custom-shape draw:style-name="gr3" draw:text-style-name="P56" svg:width="0.4614in" svg:height="0.2748in" svg:x="4.3626in" svg:y="1.378in"><text:p/><draw:enhanced-geometry svg:viewBox="0 0 21600 21600" draw:type="rectangle" draw:enhanced-path="M 0 0 L 21600 0 21600 21600 0 21600 0 0 Z N"/></draw:custom-shape><draw:custom-shape draw:style-name="gr3" draw:text-style-name="P56" svg:width="0.4614in" svg:height="0.2748in" svg:x="1.8602in" svg:y="2.2291in"><text:p/><draw:enhanced-geometry svg:viewBox="0 0 21600 21600" draw:type="rectangle" draw:enhanced-path="M 0 0 L 21600 0 21600 21600 0 21600 0 0 Z N"/></draw:custom-shape><draw:custom-shape draw:style-name="gr3" draw:text-style-name="P56" svg:width="0.4622in" svg:height="0.274in" svg:x="2.5453in" svg:y="2.2307in"><text:p/><draw:enhanced-geometry svg:viewBox="0 0 21600 21600" draw:type="rectangle" draw:enhanced-path="M 0 0 L 21600 0 21600 21600 0 21600 0 0 Z N"/></draw:custom-shape><draw:custom-shape draw:style-name="gr3" draw:text-style-name="P56" svg:width="0.4622in" svg:height="2.4051in" svg:x="5.248in" svg:y="0.6291in"><text:p/><draw:enhanced-geometry svg:viewBox="0 0 21600 21600" draw:type="rectangle" draw:enhanced-path="M 0 0 L 21600 0 21600 21600 0 21600 0 0 Z N"/></draw:custom-shape><draw:custom-shape draw:style-name="gr3" draw:text-style-name="P56" svg:width="0.4622in" svg:height="0.274in" svg:x="1.1516in" svg:y="2.228in"><text:p/><draw:enhanced-geometry svg:viewBox="0 0 21600 21600" draw:type="rectangle" draw:enhanced-path="M 0 0 L 21600 0 21600 21600 0 21600 0 0 Z N"/></draw:custom-shape><draw:custom-shape draw:style-name="gr3" draw:text-style-name="P56" svg:width="0.4622in" svg:height="0.2748in" svg:x="0.4193in" svg:y="2.2272in"><text:p/><draw:enhanced-geometry svg:viewBox="0 0 21600 21600" draw:type="rectangle" draw:enhanced-path="M 0 0 L 21600 0 21600 21600 0 21600 0 0 Z N"/></draw:custom-shape><draw:custom-shape draw:style-name="gr3" draw:text-style-name="P56" svg:width="0.274in" svg:height="0.174in" svg:x="0.3563in" svg:y="1.3583in"><text:p/><draw:enhanced-geometry svg:viewBox="0 0 21600 21600" draw:mirror-horizontal="false" draw:mirror-vertical="false" draw:type="rectangle" draw:enhanced-path="M 0 0 L 21600 0 21600 21600 0 21600 0 0 Z N"/></draw:custom-shape><draw:custom-shape draw:style-name="gr3" draw:text-style-name="P56" svg:width="0.2748in" svg:height="0.174in" svg:x="0.7673in" svg:y="1.0693in"><text:p/><draw:enhanced-geometry svg:viewBox="0 0 21600 21600" draw:mirror-horizontal="false" draw:mirror-vertical="false" draw:type="rectangle" draw:enhanced-path="M 0 0 L 21600 0 21600 21600 0 21600 0 0 Z N"/></draw:custom-shape><draw:custom-shape draw:style-name="gr3" draw:text-style-name="P56" svg:width="0.2748in" svg:height="0.174in" svg:x="0.7673in" svg:y="1.3571in"><text:p/><draw:enhanced-geometry svg:viewBox="0 0 21600 21600" draw:mirror-horizontal="false" draw:mirror-vertical="false" draw:type="rectangle" draw:enhanced-path="M 0 0 L 21600 0 21600 21600 0 21600 0 0 Z N"/></draw:custom-shape><draw:custom-shape draw:style-name="gr3" draw:text-style-name="P56" svg:width="0.3496in" svg:height="0.3016in" svg:x="0.7283in" svg:y="0.2181in"><text:p/><draw:enhanced-geometry svg:viewBox="0 0 21600 21600" draw:type="rectangle" draw:enhanced-path="M 0 0 L 21600 0 21600 21600 0 21600 0 0 Z N"/></draw:custom-shape><draw:custom-shape draw:style-name="gr3" draw:text-style-name="P56" svg:width="1.1461in" svg:height="1.5303in" svg:x="0.0862in" svg:y="0.1299in"><text:p/><draw:enhanced-geometry svg:viewBox="0 0 21600 21600" draw:type="rectangle" draw:enhanced-path="M 0 0 L 21600 0 21600 21600 0 21600 0 0 Z N"/></draw:custom-shape><draw:frame draw:style-name="gr11" draw:text-style-name="P55" svg:width="0.3268in" svg:height="0.2157in" svg:x="0.1043in" svg:y="0.9839in"><draw:text-box><text:p text:style-name="P54"><text:span text:style-name="T15">P0</text:span></text:p></draw:text-box></draw:frame><draw:custom-shape draw:style-name="gr3" draw:text-style-name="P56" svg:width="0.3488in" svg:height="0.3024in" svg:x="1.6799in" svg:y="0.2118in"><text:p/><draw:enhanced-geometry svg:viewBox="0 0 21600 21600" draw:type="rectangle" draw:enhanced-path="M 0 0 L 21600 0 21600 21600 0 21600 0 0 Z N"/></draw:custom-shape><draw:frame draw:style-name="gr2" draw:text-style-name="P55" svg:width="0.3551in" svg:height="0.2835in" svg:x="1.7016in" svg:y="0.2661in"><draw:text-box><text:p text:style-name="P54"><text:span text:style-name="T15">IM</text:span></text:p></draw:text-box></draw:frame><draw:frame draw:style-name="gr2" draw:text-style-name="P55" svg:width="0.4461in" svg:height="0.2835in" svg:x="2.2508in" svg:y="0.2661in"><draw:text-box><text:p text:style-name="P54"><text:span text:style-name="T15">DM</text:span></text:p></draw:text-box></draw:frame><draw:custom-shape draw:style-name="gr3" draw:text-style-name="P56" svg:width="0.9213in" svg:height="0.5803in" svg:x="1.7055in" svg:y="0.9957in"><text:p/><draw:enhanced-geometry svg:viewBox="0 0 21600 21600" draw:type="rectangle" draw:enhanced-path="M 0 0 L 21600 0 21600 21600 0 21600 0 0 Z N"/></draw:custom-shape><draw:custom-shape draw:style-name="gr3" draw:text-style-name="P56" svg:width="0.9642in" svg:height="0.1051in" svg:x="1.6736in" svg:y="0.6791in"><text:p/><draw:enhanced-geometry svg:viewBox="0 0 21600 21600" draw:type="rectangle" draw:enhanced-path="M 0 0 L 21600 0 21600 21600 0 21600 0 0 Z N"/></draw:custom-shape><draw:custom-shape draw:style-name="gr3" draw:text-style-name="P56" svg:width="0.3496in" svg:height="0.3016in" svg:x="2.2409in" svg:y="0.2126in"><text:p/><draw:enhanced-geometry svg:viewBox="0 0 21600 21600" draw:type="rectangle" draw:enhanced-path="M 0 0 L 21600 0 21600 21600 0 21600 0 0 Z N"/></draw:custom-shape><draw:custom-shape draw:style-name="gr3" draw:text-style-name="P56" svg:width="1.1406in" svg:height="1.5358in" svg:x="1.598in" svg:y="0.1244in"><text:p/><draw:enhanced-geometry svg:viewBox="0 0 21600 21600" draw:type="rectangle" draw:enhanced-path="M 0 0 L 21600 0 21600 21600 0 21600 0 0 Z N"/></draw:custom-shape><draw:frame draw:style-name="gr11" draw:text-style-name="P55" svg:width="0.3268in" svg:height="0.2157in" svg:x="1.6161in" svg:y="0.9783in"><draw:text-box><text:p text:style-name="P54"><text:span text:style-name="T15">Pn</text:span></text:p></draw:text-box></draw:frame><draw:line draw:style-name="gr5" draw:text-style-name="P56" svg:x1="0.7024in" svg:y1="0.7902in" svg:x2="0.7024in" svg:y2="1.0094in"><text:p/></draw:line><draw:line draw:style-name="gr5" draw:text-style-name="P56" svg:x1="2.1984in" svg:y1="0.7902in" svg:x2="2.1984in" svg:y2="1.0094in"><text:p/></draw:line><draw:line draw:style-name="gr6" draw:text-style-name="P56" svg:x1="0.3508in" svg:y1="0.6713in" svg:x2="0.3508in" svg:y2="0.5173in"><text:p/></draw:line><draw:line draw:style-name="gr6" draw:text-style-name="P56" svg:x1="1.8469in" svg:y1="0.6717in" svg:x2="1.8469in" svg:y2="0.5177in"><text:p/></draw:line><draw:line draw:style-name="gr12" draw:text-style-name="P56" svg:x1="0.9055in" svg:y1="0.5173in" svg:x2="0.9055in" svg:y2="0.6831in"><text:p/></draw:line><draw:line draw:style-name="gr12" draw:text-style-name="P56" svg:x1="2.4252in" svg:y1="0.5177in" svg:x2="2.4252in" svg:y2="0.6835in"><text:p/></draw:line><draw:frame draw:style-name="gr13" draw:text-style-name="P55" svg:width="0.4185in" svg:height="0.2094in" svg:x="1.2075in" svg:y="1.0008in"><draw:text-box><text:p text:style-name="P54"><text:span text:style-name="T15">. <text:s/>. <text:s/>.</text:span></text:p></draw:text-box></draw:frame><draw:custom-shape draw:style-name="gr3" draw:text-style-name="P56" svg:width="0.4622in" svg:height="0.2748in" svg:x="3.7035in" svg:y="1.3772in"><text:p/><draw:enhanced-geometry svg:viewBox="0 0 21600 21600" draw:type="rectangle" draw:enhanced-path="M 0 0 L 21600 0 21600 21600 0 21600 0 0 Z N"/></draw:custom-shape><draw:frame draw:style-name="gr2" draw:text-style-name="P55" svg:width="0.6197in" svg:height="0.4122in" svg:x="3.6366in" svg:y="1.3547in"><draw:text-box><text:p text:style-name="P54"><text:span text:style-name="T15">Memory <text:s text:c="2"/>Bank m</text:span></text:p></draw:text-box></draw:frame><draw:frame draw:style-name="gr13" draw:text-style-name="P55" svg:width="0.4185in" svg:height="0.2094in" svg:x="3.3591in" svg:y="1.4091in"><draw:text-box><text:p text:style-name="P54"><text:span text:style-name="T15">. <text:s/>. <text:s/>.</text:span></text:p></draw:text-box></draw:frame><draw:custom-shape draw:style-name="gr3" draw:text-style-name="P56" svg:width="4.7642in" svg:height="0.1051in" svg:x="0.0846in" svg:y="1.898in"><text:p/><draw:enhanced-geometry svg:viewBox="0 0 21600 21600" draw:type="rectangle" draw:enhanced-path="M 0 0 L 21600 0 21600 21600 0 21600 0 0 Z N"/></draw:custom-shape><draw:line draw:style-name="gr5" draw:text-style-name="P56" svg:x1="0.6846in" svg:y1="1.6535in" svg:x2="0.6846in" svg:y2="1.8909in"><text:p/></draw:line><draw:line draw:style-name="gr5" draw:text-style-name="P56" svg:x1="2.2in" svg:y1="1.6535in" svg:x2="2.2in" svg:y2="1.8913in"><text:p/></draw:line><draw:line draw:style-name="gr5" draw:text-style-name="P56" svg:x1="3.1843in" svg:y1="1.6535in" svg:x2="3.1843in" svg:y2="1.8913in"><text:p/></draw:line><draw:line draw:style-name="gr5" draw:text-style-name="P56" svg:x1="3.9323in" svg:y1="1.6535in" svg:x2="3.9323in" svg:y2="1.8913in"><text:p/></draw:line><draw:line draw:style-name="gr5" draw:text-style-name="P56" svg:x1="4.6016in" svg:y1="1.6535in" svg:x2="4.6016in" svg:y2="1.8913in"><text:p/></draw:line><draw:line draw:style-name="gr5" draw:text-style-name="P56" svg:x1="0.6453in" svg:y1="1.9965in" svg:x2="0.6453in" svg:y2="2.2339in"><text:p/></draw:line><draw:line draw:style-name="gr5" draw:text-style-name="P56" svg:x1="1.3539in" svg:y1="1.9969in" svg:x2="1.3539in" svg:y2="2.2343in"><text:p/></draw:line><draw:line draw:style-name="gr5" draw:text-style-name="P56" svg:x1="2.102in" svg:y1="1.9972in" svg:x2="2.102in" svg:y2="2.2346in"><text:p/></draw:line><draw:line draw:style-name="gr5" draw:text-style-name="P56" svg:x1="2.7713in" svg:y1="1.9976in" svg:x2="2.7713in" svg:y2="2.235in"><text:p/></draw:line><draw:line draw:style-name="gr5" draw:text-style-name="P56" svg:x1="0.6634in" svg:y1="2.5028in" svg:x2="0.6634in" svg:y2="2.926in"><text:p/></draw:line><draw:line draw:style-name="gr5" draw:text-style-name="P56" svg:x1="1.372in" svg:y1="2.5031in" svg:x2="1.372in" svg:y2="2.9264in"><text:p/></draw:line><draw:line draw:style-name="gr5" draw:text-style-name="P56" svg:x1="2.0807in" svg:y1="2.5035in" svg:x2="2.0807in" svg:y2="2.9268in"><text:p/></draw:line><draw:line draw:style-name="gr5" draw:text-style-name="P56" svg:x1="2.7894in" svg:y1="2.5047in" svg:x2="2.7894in" svg:y2="2.928in"><text:p/></draw:line><draw:custom-shape draw:style-name="gr3" draw:text-style-name="P56" svg:width="4.9315in" svg:height="2.7252in" svg:x="0in" svg:y="0in"><text:p/><draw:enhanced-geometry svg:viewBox="0 0 21600 21600" draw:type="rectangle" draw:enhanced-path="M 0 0 L 21600 0 21600 21600 0 21600 0 0 Z N"/></draw:custom-shape><draw:line draw:style-name="gr14" draw:text-style-name="P56" svg:x1="5.2508in" svg:y1="0.7433in" svg:x2="5.7067in" svg:y2="0.7433in"><text:p/></draw:line><draw:line draw:style-name="gr14" draw:text-style-name="P56" svg:x1="5.2508in" svg:y1="0.8614in" svg:x2="5.7067in" svg:y2="0.8614in"><text:p/></draw:line><draw:line draw:style-name="gr14" draw:text-style-name="P56" svg:x1="5.2508in" svg:y1="1.5307in" svg:x2="5.7067in" svg:y2="1.5307in"><text:p/></draw:line><draw:line draw:style-name="gr14" draw:text-style-name="P56" svg:x1="5.2508in" svg:y1="1.6488in" svg:x2="5.7067in" svg:y2="1.6488in"><text:p/></draw:line><draw:line draw:style-name="gr14" draw:text-style-name="P56" svg:x1="5.2508in" svg:y1="1.7669in" svg:x2="5.7067in" svg:y2="1.7669in"><text:p/></draw:line><draw:line draw:style-name="gr14" draw:text-style-name="P56" svg:x1="5.2508in" svg:y1="1.7669in" svg:x2="5.7067in" svg:y2="1.7669in"><text:p/></draw:line><draw:line draw:style-name="gr14" draw:text-style-name="P56" svg:x1="5.2508in" svg:y1="2.2in" svg:x2="5.7067in" svg:y2="2.2in"><text:p/></draw:line><draw:line draw:style-name="gr14" draw:text-style-name="P56" svg:x1="5.2508in" svg:y1="2.3181in" svg:x2="5.7067in" svg:y2="2.3181in"><text:p/></draw:line><draw:line draw:style-name="gr14" draw:text-style-name="P56" svg:x1="5.2508in" svg:y1="2.4362in" svg:x2="5.7067in" svg:y2="2.4362in"><text:p/></draw:line><draw:line draw:style-name="gr14" draw:text-style-name="P56" svg:x1="5.2508in" svg:y1="2.6724in" svg:x2="5.7067in" svg:y2="2.6724in"><text:p/></draw:line><draw:line draw:style-name="gr14" draw:text-style-name="P56" svg:x1="5.2508in" svg:y1="2.7906in" svg:x2="5.7067in" svg:y2="2.7906in"><text:p/></draw:line><draw:line draw:style-name="gr14" draw:text-style-name="P56" svg:x1="5.2508in" svg:y1="2.9087in" svg:x2="5.7067in" svg:y2="2.9087in"><text:p/></draw:line><draw:line draw:style-name="gr14" draw:text-style-name="P56" svg:x1="5.2508in" svg:y1="1.885in" svg:x2="5.7067in" svg:y2="1.885in"><text:p/></draw:line><draw:path draw:style-name="gr15" draw:text-style-name="P56" svg:width="2.0768in" svg:height="0.7039in" svg:x="3.1795in" svg:y="0.6709in" svg:viewBox="0 0 5276 1789" svg:d="m0 1789c3866-2366 5276-1704 5276-1704"><text:p/></draw:path><draw:path draw:style-name="gr15" draw:text-style-name="P56" svg:width="1.1594in" svg:height="0.189in" svg:x="4.085in" svg:y="1.6531in" svg:viewBox="0 0 2946 481" svg:d="m0 0c1572 535 2946 481 2946 481"><text:p/></draw:path><draw:path draw:style-name="gr15" draw:text-style-name="P56" svg:width="2.6689in" svg:height="2.0063in" svg:x="2.5874in" svg:y="0.4579in" svg:viewBox="0 0 6780 5097" svg:d="m0 0c5091 6551 6780 4910 6735 4928 0 0 0 0 45-18"><text:p/></draw:path><draw:path draw:style-name="gr15" draw:text-style-name="P56" svg:width="3.4961in" svg:height="2.5087in" svg:x="1.7602in" svg:y="0.5169in" svg:viewBox="0 0 8881 6373" svg:d="m0 0c6668 8192 8881 6140 8823 6162 0 0 0 0 58-22"><text:p/></draw:path></draw:g></text:p></table:table-cell></table:table-row><table:table-row><table:table-cell table:style-name="Table3.A1" office:value-type="string"><text:p text:style-name="P14"><text:span text:style-name="T14">Figure 3.</text:span> Mapping memory elements from the SoC.</text:p></table:table-cell></table:table-row></table:table><text:p text:style-name="P12"/></draw:text-box></draw:frame>Using CSL Interconnect features the most of the <text:s/>design steps can be improved. </text:p>
        <text:p text:style-name="P27">Starting with the development of system architecture, continuing with RTL and logic design, technology mapping, place and route, design validation by verification and test and ending with generation of documentation, CSL Interconnect improves design complexity management .</text:p>
        <text:p text:style-name="P27">Using CSL interconnect the designer can develop and maintain interconnect architectures in an easy way and can model and test data flow schemes before the SoC is developed.</text:p>
        <text:p text:style-name="P28"><text:span text:style-name="T2">CSL Interconnect is based on the use of CSL Language. User can <text:s/>specify the RTL design, the hierarchy and the connection instances. The specification files are compiled and analyzed by the CSL compiler which starts </text:span><text:span text:style-name="T6">creating a design database. Then it analyzes the design database, generates RTL code (Verilog or VHDL), generates C++ code and finally generates documentation in the specified output format.</text:span><text:span text:style-name="T10"> </text:span></text:p>
        <text:p text:style-name="P27">The CSL <text:s/>Interconnect specification is inputed to CSLC tool which take benefit of the design hierarchy constructs to make the connections between modules in the design. Signals need not to be specified between two end points. The CSL compiler runs an auto router that will automatically connect the two or more end points based on a configurable set of interconnect rules. CSL Interconnect commands can be used to exclude certain interconnectable objects from being autorouted.</text:p>
        <text:p text:style-name="P27">The interconnection is done based on <text:span text:style-name="T6">naming conventions, actual to formal mapping and explicit assignment commands.</text:span></text:p>
        <text:p text:style-name="P29">The use of the auto router in CSLC specifications allows design teams to rapidly change hierarchies. This practice has been beneficial to projects which discovered problems during the floor planning stage.</text:p>
        <text:h text:style-name="P10" text:outline-level="1">CSL Memory Map</text:h>
        <text:p text:style-name="P22">Memory maps are important parts of all actual complex designs. Their use is multi fold and spread over the entire cycle of a SoC design. Different aspects of design that make use of memory maps include: <text:span text:style-name="T6">development of system architecture, logic design, software development, design validation by verification and test, generation of documentation.</text:span></text:p>
        <text:p text:style-name="P22">During the design process several groups within a SoC design team have to specify, use and modify the memory maps: <text:span text:style-name="T6">system architecture team, RTL team, software team and test team.</text:span></text:p>
        <text:p text:style-name="P22">Every design refinement or iteration implies modification of design specification which usually also affects in some degree the initial memory map <text:span text:style-name="T12">specification. </text:span></text:p>
        <text:p text:style-name="P21">The use of CSL Memory Map guaranties that the members of all teams have the correct address specification implemented in their code at all times.</text:p>
        <text:p text:style-name="P18"><text:span text:style-name="T10">CSL Memory Map provides one source to </text:span><text:span text:style-name="T11">generate all needed outputs including RTL and C++ constants (defines or header files), functions that manipulate associated <text:s/>memory map objects (optional) and documentation in different formats like text, HTML or <text:s/>PDF. </text:span></text:p>
        <text:p text:style-name="P20">CSL Memory Map is based on the same language concepts and uses the same syntax as all tools in the CSL package.</text:p>
        <text:p text:style-name="P24">Benefits</text:p>
        <text:p text:style-name="P27">A high level specification language allows the designer to create complex designs using a fraction of the code that they would otherwise use and allows the design(s) to make changes rapidly.</text:p>
        <text:p text:style-name="P27">Designers can verify the design statically during the cslc compilation process instead of the typical method of using an in house tool to generate RTL code which is then compiled with a RTL compiler and after that simulated.</text:p>
        <text:p text:style-name="P27">As a result, CSLC uses less computing resources and reduces the amount of engineering time as compared to the typical cogeneration process.</text:p>
        <text:p text:style-name="P27">Checks interface consistency between module under test and the test bench instantiation of the module under test.</text:p>
        <text:p text:style-name="P27">Errors in specification are found in the CSL <text:s/>compilation step and in the post code generation RTL compile step thus saving time. This is critical for large designs which can take (minutes to) hours to compile on a commercial RTL compiler/simulator/synthesis tool.</text:p>
        <text:p text:style-name="P27">Lower learning curve for new engineers by using only one additional language for front end RTL design. Eliminate the cost of maintaining <text:s text:c="2"/>in house design automation tools</text:p>
        <text:p text:style-name="P27">Existing designs are easily integrated with CSL specifications</text:p>
        <text:p text:style-name="P22">With the CSL memory map the designer can <text:span text:style-name="T6">create one or more different memory views for the same memory structure. </text:span></text:p>
        <text:p text:style-name="P22">include one or more memory maps into another memory map creating a hierarchy that can mirror the design hierarchy, </text:p>
        <text:p text:style-name="P22">Defining different access rights, visibility, or invalid ranges for memory addresses, the compiler can generate memory map output files for specific users (hardware team, software team, end users).</text:p>
        <text:p text:style-name="P26">Memory map specification can generate outputs in different format like design files containing Verilog code or C++ code, and documentation files <text:s/>in formats like pdf, html or doc. </text:p>
        <text:h text:style-name="P10" text:outline-level="1">Supported formats</text:h>
        <text:p text:style-name="P22">The CSL tools support as input formats <text:span text:style-name="T7">CSL and HDL ( Verilog, VHDL) and as output formats </text:span><text:span text:style-name="T6">C</text:span><text:span text:style-name="T7">SL, Verilog, VHDL, C/C++, HTML, PDF.</text:span></text:p>
        <text:p text:style-name="P23"/>
        <text:h text:style-name="P33" text:outline-level="1">About Fastpath Logic Inc.</text:h>
        <text:p text:style-name="P6"/>
        <text:p text:style-name="P7">Fastpath Logic develops next-generation solutions for OEMs <text:s/>in the area of SoC design. <text:span text:style-name="T13">The company’s <text:s/>automated design tools dedicated to system-level design and verification radically reduce the cost and time required to develop verify and implement actual SoC designs.</text:span></text:p>
        <text:p text:style-name="P15">Fastpath Logic innovative design tools in the area of System-on-a-Chip design offers the possibility to manage the complexity of high density <text:s/>interconnect between system modules and memory mapping throughout the entire design cycle.</text:p>
        <text:p text:style-name="P6"/>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BGACDJ+Arial" svg:font-family="BGACDJ+Arial" style:font-family-generic="swiss"/>
    <style:font-face style:name="MyriadPro-Light" svg:font-family="MyriadPro-Light" style:font-family-generic="swiss"/>
    <style:font-face style:name="arial" svg:font-family="arial" style:font-family-generic="swiss"/>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2_20_Dots_20_3_20_Dashes" draw:display-name="Ultrafine 2 Dots 3 Dashes" draw:style="rect" draw:dots1="2" draw:dots1-length="0.0114in" draw:dots2="3" draw:dots2-length="0.0567in" draw:distance="0.028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size="16pt" style:font-size-asian="16pt" style:font-size-complex="16pt"/>
    </style:style>
    <style:style style:name="T3" style:family="text">
      <style:text-properties style:font-name="Arial" fo:font-weight="bold" style:font-weight-asian="bold" style:font-weight-complex="bold"/>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style:style style:name="T6" style:family="text">
      <style:text-properties style:font-name="Arial" fo:font-size="9pt" style:font-size-asian="9pt" style:font-size-complex="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2"><draw:image xlink:href="Pictures/2000000700002FDB00000DA657147EDD.svm" xlink:type="simple" xlink:show="embed" xlink:actuate="onLoad"/></draw:frame><text:tab/><text:tab/><text:span text:style-name="T1"> </text:span></text:p>
        <text:p text:style-name="P2"><text:tab/><text:tab/></text:p>
        <text:p text:style-name="P2"/>
        <text:p text:style-name="P2">Managing SoC design complexity<text:span text:style-name="T2"> using the CSL Compiler</text:span></text:p>
        <text:p text:style-name="P2"/>
        <text:p text:style-name="P3"><text:tab/><text:tab/><text:span text:style-name="T3">White paper</text:span></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4">(v.</text:span><text:span text:style-name="T4"><text:editing-cycles>47</text:editing-cycles></text:span><text:span text:style-name="T4">) </text:span><text:span text:style-name="T4"><text:date style:data-style-name="N76" text:date-value="2007-08-17T16:11:27.64">August 17, 2007</text:date></text:span><text:span text:style-name="T4"><text:tab/><text:tab/><text:tab/><text:tab/></text:span><text:span text:style-name="T5">www.fastpathlogic.com</text:span><text:span text:style-name="T4"><text:tab/><text:tab/><text:tab/><text:tab/><text:tab/></text:span><text:span text:style-name="T4"><text:page-number text:select-page="current">5</text:page-number></text:span></text:p>
        <text:p text:style-name="P6">White paper</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4"><draw:image xlink:href="Pictures/2000000700002FDB00000DA657147EDD.svm" xlink:type="simple" xlink:show="embed" xlink:actuate="onLoad"/></draw:frame></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4">(v.</text:span><text:span text:style-name="T6">)</text:span><text:span text:style-name="T6"><text:editing-cycles>47</text:editing-cycles></text:span><text:span text:style-name="T4"> </text:span><text:span text:style-name="T4"><text:date style:data-style-name="N76" text:date-value="2007-08-17T16:11:27.64">August 17, 2007</text:date></text:span><text:span text:style-name="T4"><text:tab/><text:tab/><text:tab/><text:tab/></text:span><text:span text:style-name="T5">www.fastpathlogic.com</text:span><text:span text:style-name="T4"><text:tab/><text:tab/><text:tab/><text:tab/><text:tab/></text:span><text:span text:style-name="T4"><text:page-number text:select-page="current">5</text:page-number></text:span></text:p>
        <text:p text:style-name="P6">Product specificatio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Cristian-Gyozo Haba</meta:initial-creator>
    <meta:creation-date>2007-02-27T18:09:27</meta:creation-date>
    <dc:creator>a</dc:creator>
    <dc:date>2007-08-17T16:11:27</dc:date>
    <dc:language>en-US</dc:language>
    <meta:editing-cycles>47</meta:editing-cycles>
    <meta:editing-duration>PT21H59M22S</meta:editing-duration>
    <meta:user-defined meta:name="Info 1"/>
    <meta:user-defined meta:name="Info 2"/>
    <meta:user-defined meta:name="Info 3"/>
    <meta:user-defined meta:name="Info 4"/>
    <meta:document-statistic meta:table-count="3" meta:image-count="2" meta:object-count="0" meta:page-count="5" meta:paragraph-count="82" meta:word-count="1640" meta:character-count="10816"/>
  </office:meta>
</office:document-meta>
</file>